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Normal">
      <style:text-properties officeooo:paragraph-rsid="001169ee"/>
    </style:style>
    <style:style style:name="P3" style:family="paragraph" style:parent-style-name="Standard">
      <style:text-properties officeooo:paragraph-rsid="001169ee"/>
    </style:style>
    <style:style style:name="P4" style:family="paragraph" style:parent-style-name="Title">
      <style:text-properties officeooo:paragraph-rsid="001169ee"/>
    </style:style>
    <style:style style:name="P5" style:family="paragraph" style:parent-style-name="Normal">
      <style:text-properties style:font-name="Times New Roman" officeooo:paragraph-rsid="001169ee"/>
    </style:style>
    <style:style style:name="P6" style:family="paragraph" style:parent-style-name="Normal">
      <style:text-properties officeooo:paragraph-rsid="002dc800"/>
    </style:style>
    <style:style style:name="P7" style:family="paragraph" style:parent-style-name="Standard">
      <style:text-properties officeooo:paragraph-rsid="0038ea5b"/>
    </style:style>
    <style:style style:name="P8"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9"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10"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1" style:family="paragraph" style:parent-style-name="Normal">
      <style:paragraph-properties style:writing-mode="lr-tb"/>
    </style:style>
    <style:style style:name="P12" style:family="paragraph" style:parent-style-name="Footnote">
      <style:text-properties officeooo:rsid="0057b740" officeooo:paragraph-rsid="0057b740"/>
    </style:style>
    <style:style style:name="P13" style:family="paragraph" style:parent-style-name="Normal">
      <style:paragraph-properties style:writing-mode="lr-tb"/>
      <style:text-properties officeooo:rsid="0022e60b" officeooo:paragraph-rsid="005b929c"/>
    </style:style>
    <style:style style:name="P14" style:family="paragraph" style:parent-style-name="Normal">
      <style:paragraph-properties style:writing-mode="lr-tb"/>
      <style:text-properties officeooo:rsid="0022e60b" officeooo:paragraph-rsid="005c2d93"/>
    </style:style>
    <style:style style:name="P15" style:family="paragraph" style:parent-style-name="Normal">
      <style:paragraph-properties style:writing-mode="lr-tb"/>
      <style:text-properties officeooo:rsid="005b929c" officeooo:paragraph-rsid="005b929c"/>
    </style:style>
    <style:style style:name="P16" style:family="paragraph" style:parent-style-name="Normal">
      <style:paragraph-properties style:writing-mode="lr-tb"/>
      <style:text-properties officeooo:rsid="005c2d93" officeooo:paragraph-rsid="005c2d93"/>
    </style:style>
    <style:style style:name="P17" style:family="paragraph" style:parent-style-name="Normal">
      <style:paragraph-properties style:writing-mode="lr-tb"/>
      <style:text-properties officeooo:paragraph-rsid="006040af"/>
    </style:style>
    <style:style style:name="P18" style:family="paragraph" style:parent-style-name="Normal">
      <style:paragraph-properties style:writing-mode="lr-tb"/>
      <style:text-properties officeooo:rsid="0066367a" officeooo:paragraph-rsid="0067ac3a"/>
    </style:style>
    <style:style style:name="P19" style:family="paragraph" style:parent-style-name="Normal">
      <style:paragraph-properties style:writing-mode="lr-tb"/>
      <style:text-properties officeooo:paragraph-rsid="006b4865"/>
    </style:style>
    <style:style style:name="P20" style:family="paragraph" style:parent-style-name="Normal">
      <style:paragraph-properties style:writing-mode="lr-tb"/>
      <style:text-properties officeooo:paragraph-rsid="00701502"/>
    </style:style>
    <style:style style:name="P21" style:family="paragraph" style:parent-style-name="Normal">
      <style:paragraph-properties style:writing-mode="lr-tb"/>
      <style:text-properties officeooo:paragraph-rsid="0070c6cb"/>
    </style:style>
    <style:style style:name="P22" style:family="paragraph" style:parent-style-name="Normal">
      <style:paragraph-properties style:writing-mode="lr-tb"/>
      <style:text-properties officeooo:paragraph-rsid="0076e49e"/>
    </style:style>
    <style:style style:name="P23" style:family="paragraph" style:parent-style-name="Footnote">
      <style:text-properties officeooo:rsid="0089a314" officeooo:paragraph-rsid="0089a314"/>
    </style:style>
    <style:style style:name="P24" style:family="paragraph" style:parent-style-name="Normal">
      <style:paragraph-properties style:writing-mode="lr-tb"/>
      <style:text-properties officeooo:paragraph-rsid="0079e38c"/>
    </style:style>
    <style:style style:name="P25" style:family="paragraph" style:parent-style-name="Normal">
      <style:text-properties officeooo:paragraph-rsid="007c9665"/>
    </style:style>
    <style:style style:name="P26" style:family="paragraph" style:parent-style-name="Normal">
      <style:paragraph-properties style:writing-mode="lr-tb"/>
      <style:text-properties officeooo:paragraph-rsid="007f84c7"/>
    </style:style>
    <style:style style:name="P27" style:family="paragraph" style:parent-style-name="Normal">
      <style:paragraph-properties style:writing-mode="lr-tb"/>
      <style:text-properties officeooo:paragraph-rsid="0064e93b"/>
    </style:style>
    <style:style style:name="P28" style:family="paragraph" style:parent-style-name="Normal">
      <style:text-properties officeooo:paragraph-rsid="002a6f3a"/>
    </style:style>
    <style:style style:name="P29" style:family="paragraph" style:parent-style-name="Normal">
      <style:text-properties officeooo:paragraph-rsid="00535bff"/>
    </style:style>
    <style:style style:name="P30" style:family="paragraph" style:parent-style-name="has-ast-global-color-0-color" style:master-page-name="MP0">
      <style:paragraph-properties style:page-number="auto" fo:break-before="page" style:writing-mode="lr-tb"/>
    </style:style>
    <style:style style:name="P31"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2"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3" style:family="paragraph" style:parent-style-name="has-ast-global-color-0-color" style:master-page-name="Standard">
      <style:paragraph-properties fo:margin-left="0.5in" fo:margin-right="0in" fo:margin-top="0in" fo:margin-bottom="0.0693in" style:contextual-spacing="false" fo:text-align="center" style:justify-single-word="false" fo:text-indent="0in" style:auto-text-indent="false" style:page-number="auto" style:vertical-align="baseline" style:writing-mode="lr-tb"/>
      <style:text-properties officeooo:paragraph-rsid="001169ee"/>
    </style:style>
    <style:style style:name="P34"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35"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6"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7"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8b8f32"/>
    </style:style>
    <style:style style:name="P38"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officeooo:paragraph-rsid="001169ee"/>
    </style:style>
    <style:style style:name="P39" style:family="paragraph" style:parent-style-name="Footnote_20_Text">
      <style:paragraph-properties style:writing-mode="lr-tb"/>
      <style:text-properties officeooo:paragraph-rsid="008b8f32"/>
    </style:style>
    <style:style style:name="P40" style:family="paragraph" style:parent-style-name="Heading_20_1">
      <style:paragraph-properties fo:break-before="page"/>
    </style:style>
    <style:style style:name="P41" style:family="paragraph" style:parent-style-name="Heading_20_1">
      <style:text-properties officeooo:paragraph-rsid="001169ee"/>
    </style:style>
    <style:style style:name="P42" style:family="paragraph" style:parent-style-name="Heading_20_1">
      <style:text-properties officeooo:rsid="00374e30" officeooo:paragraph-rsid="00374e30"/>
    </style:style>
    <style:style style:name="P43" style:family="paragraph" style:parent-style-name="Heading_20_1">
      <style:paragraph-properties style:writing-mode="lr-tb"/>
      <style:text-properties officeooo:rsid="00535bff" officeooo:paragraph-rsid="00535bff"/>
    </style:style>
    <style:style style:name="P44" style:family="paragraph" style:parent-style-name="Heading_20_2">
      <style:text-properties officeooo:paragraph-rsid="001169ee"/>
    </style:style>
    <style:style style:name="P45" style:family="paragraph" style:parent-style-name="Heading_20_2">
      <style:text-properties officeooo:paragraph-rsid="00171d92"/>
    </style:style>
    <style:style style:name="P46" style:family="paragraph" style:parent-style-name="Heading_20_2">
      <style:text-properties officeooo:paragraph-rsid="003a6a88"/>
    </style:style>
    <style:style style:name="P47" style:family="paragraph" style:parent-style-name="Heading_20_3">
      <style:text-properties officeooo:paragraph-rsid="0076e49e"/>
    </style:style>
    <style:style style:name="P48" style:family="paragraph" style:parent-style-name="Standard" style:list-style-name="WWNum1">
      <style:paragraph-properties fo:margin-top="0in" fo:margin-bottom="0.0835in" style:contextual-spacing="false"/>
      <style:text-properties officeooo:paragraph-rsid="001169ee"/>
    </style:style>
    <style:style style:name="P49" style:family="paragraph" style:parent-style-name="Table_20_Contents">
      <style:paragraph-properties fo:line-height="118%"/>
      <style:text-properties officeooo:paragraph-rsid="006034c7"/>
    </style:style>
    <style:style style:name="P50" style:family="paragraph" style:parent-style-name="Table_20_Contents">
      <style:paragraph-properties fo:line-height="118%"/>
      <style:text-properties officeooo:paragraph-rsid="0068f071"/>
    </style:style>
    <style:style style:name="P51" style:family="paragraph" style:parent-style-name="Table_20_Contents">
      <style:paragraph-properties fo:line-height="118%"/>
      <style:text-properties officeooo:paragraph-rsid="00672b81"/>
    </style:style>
    <style:style style:name="P52" style:family="paragraph" style:parent-style-name="Table_20_Contents">
      <style:paragraph-properties fo:line-height="118%"/>
      <style:text-properties officeooo:paragraph-rsid="006178e6"/>
    </style:style>
    <style:style style:name="P53" style:family="paragraph" style:parent-style-name="Table_20_Contents">
      <style:paragraph-properties fo:line-height="118%" fo:text-align="center" style:justify-single-word="false"/>
      <style:text-properties officeooo:paragraph-rsid="00657f6d"/>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069868c" style:font-weight-asian="normal" style:font-weight-complex="normal"/>
    </style:style>
    <style:style style:name="T3" style:family="text">
      <style:text-properties fo:language="en" fo:country="US" fo:font-weight="normal" officeooo:rsid="0455e0a6" style:font-weight-asian="normal" style:font-weight-complex="normal"/>
    </style:style>
    <style:style style:name="T4" style:family="text">
      <style:text-properties fo:language="en" fo:country="US" fo:font-weight="normal" officeooo:rsid="002f88b2" style:font-weight-asian="normal" style:font-weight-complex="normal"/>
    </style:style>
    <style:style style:name="T5" style:family="text">
      <style:text-properties fo:language="en" fo:country="US" fo:font-weight="normal" officeooo:rsid="0055db3f" style:font-weight-asian="normal" style:font-weight-complex="normal"/>
    </style:style>
    <style:style style:name="T6" style:family="text">
      <style:text-properties fo:language="en" fo:country="US" fo:font-weight="normal" officeooo:rsid="0456ab71" style:font-weight-asian="normal" style:font-weight-complex="normal"/>
    </style:style>
    <style:style style:name="T7" style:family="text">
      <style:text-properties fo:language="en" fo:country="US" fo:font-weight="normal" officeooo:rsid="0044e898" style:font-weight-asian="normal" style:font-weight-complex="normal"/>
    </style:style>
    <style:style style:name="T8" style:family="text">
      <style:text-properties fo:language="en" fo:country="US" fo:font-weight="normal" officeooo:rsid="002260d9" style:font-weight-asian="normal" style:font-weight-complex="normal"/>
    </style:style>
    <style:style style:name="T9" style:family="text">
      <style:text-properties fo:language="en" fo:country="US" fo:font-weight="normal" officeooo:rsid="00370a6e" style:font-weight-asian="normal" style:font-weight-complex="normal"/>
    </style:style>
    <style:style style:name="T10" style:family="text">
      <style:text-properties fo:language="en" fo:country="US" fo:font-weight="normal" officeooo:rsid="0459f5ed" style:font-weight-asian="normal" style:font-weight-complex="normal"/>
    </style:style>
    <style:style style:name="T11" style:family="text">
      <style:text-properties fo:language="en" fo:country="US" fo:font-weight="normal" officeooo:rsid="008b8f32" style:font-weight-asian="normal" style:font-weight-complex="normal"/>
    </style:style>
    <style:style style:name="T12" style:family="text">
      <style:text-properties officeooo:rsid="004895a8"/>
    </style:style>
    <style:style style:name="T13" style:family="text">
      <style:text-properties fo:font-weight="normal" style:font-weight-asian="normal" style:font-weight-complex="normal"/>
    </style:style>
    <style:style style:name="T14" style:family="text">
      <style:text-properties fo:font-weight="normal" officeooo:rsid="00370a6e" style:font-weight-asian="normal" style:font-weight-complex="normal"/>
    </style:style>
    <style:style style:name="T15" style:family="text">
      <style:text-properties fo:font-weight="normal" officeooo:rsid="006034c7" style:font-weight-asian="normal" style:font-weight-complex="normal"/>
    </style:style>
    <style:style style:name="T16" style:family="text">
      <style:text-properties fo:font-weight="normal" officeooo:rsid="0068f071" style:font-weight-asian="normal" style:font-weight-complex="normal"/>
    </style:style>
    <style:style style:name="T17" style:family="text">
      <style:text-properties fo:font-weight="normal" officeooo:rsid="00672b81" style:font-weight-asian="normal" style:font-weight-complex="normal"/>
    </style:style>
    <style:style style:name="T18" style:family="text">
      <style:text-properties fo:font-weight="normal" officeooo:rsid="006178e6" style:font-weight-asian="normal" style:font-weight-complex="normal"/>
    </style:style>
    <style:style style:name="T19" style:family="text">
      <style:text-properties fo:font-weight="normal" officeooo:rsid="00585e46" style:font-weight-asian="normal" style:font-weight-complex="normal"/>
    </style:style>
    <style:style style:name="T20" style:family="text">
      <style:text-properties fo:font-weight="normal" officeooo:rsid="005c2d93" style:font-weight-asian="normal" style:font-weight-complex="normal"/>
    </style:style>
    <style:style style:name="T21" style:family="text">
      <style:text-properties fo:font-weight="normal" officeooo:rsid="0023c1b7" style:font-weight-asian="normal" style:font-weight-complex="normal"/>
    </style:style>
    <style:style style:name="T22" style:family="text">
      <style:text-properties fo:font-weight="normal" officeooo:rsid="006040af" style:font-weight-asian="normal" style:font-weight-complex="normal"/>
    </style:style>
    <style:style style:name="T23" style:family="text">
      <style:text-properties fo:font-weight="normal" officeooo:rsid="0066367a" style:font-weight-asian="normal" style:font-weight-complex="normal"/>
    </style:style>
    <style:style style:name="T24" style:family="text">
      <style:text-properties fo:font-weight="normal" officeooo:rsid="0070c6cb" style:font-weight-asian="normal" style:font-weight-complex="normal"/>
    </style:style>
    <style:style style:name="T25" style:family="text">
      <style:text-properties fo:font-weight="normal" officeooo:rsid="007660d6" style:font-weight-asian="normal" style:font-weight-complex="normal"/>
    </style:style>
    <style:style style:name="T26" style:family="text">
      <style:text-properties fo:font-weight="normal" officeooo:rsid="007bc4bb" style:font-weight-asian="normal" style:font-weight-complex="normal"/>
    </style:style>
    <style:style style:name="T27" style:family="text">
      <style:text-properties fo:font-weight="normal" officeooo:rsid="007e58e8" style:font-weight-asian="normal" style:font-weight-complex="normal"/>
    </style:style>
    <style:style style:name="T28" style:family="text">
      <style:text-properties fo:font-weight="normal" officeooo:rsid="00862083" style:font-weight-asian="normal" style:font-weight-complex="normal"/>
    </style:style>
    <style:style style:name="T29" style:family="text">
      <style:text-properties fo:font-weight="normal" officeooo:rsid="006040af" style:language-asian="en" style:country-asian="CA" style:font-weight-asian="normal" style:font-weight-complex="normal"/>
    </style:style>
    <style:style style:name="T30" style:family="text">
      <style:text-properties fo:font-weight="normal" officeooo:rsid="001e0023" style:language-asian="en" style:country-asian="CA" style:font-weight-asian="normal" style:font-weight-complex="normal"/>
    </style:style>
    <style:style style:name="T31" style:family="text">
      <style:text-properties fo:font-weight="normal" officeooo:rsid="006ecaca" style:language-asian="en" style:country-asian="CA" style:font-weight-asian="normal" style:font-weight-complex="normal"/>
    </style:style>
    <style:style style:name="T32"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33" style:family="text">
      <style:text-properties style:font-name="Adobe Caslon Pro1" fo:font-size="11pt" style:font-size-asian="11pt" style:font-size-complex="11pt" loext:padding="0in" loext:border="none" loext:shadow="none"/>
    </style:style>
    <style:style style:name="T34" style:family="text">
      <style:text-properties fo:font-size="22pt" officeooo:rsid="00653364" style:font-size-asian="22pt" style:font-size-complex="22pt"/>
    </style:style>
    <style:style style:name="T35" style:family="text">
      <style:text-properties fo:font-size="22pt" officeooo:rsid="006844c9" style:font-size-asian="22pt" style:font-size-complex="22pt"/>
    </style:style>
    <style:style style:name="T36" style:family="text">
      <style:text-properties style:font-name="Times New Roman1" fo:font-weight="bold" style:font-weight-asian="bold" style:font-weight-complex="bold" loext:padding="0in" loext:border="none" loext:shadow="none"/>
    </style:style>
    <style:style style:name="T37" style:family="text">
      <style:text-properties style:font-name="Times New Roman1" fo:font-weight="bold" officeooo:rsid="00417548" style:font-weight-asian="bold" style:font-weight-complex="bold" loext:padding="0in" loext:border="none" loext:shadow="none"/>
    </style:style>
    <style:style style:name="T38" style:family="text">
      <style:text-properties style:font-name="Times New Roman1" fo:font-weight="normal" officeooo:rsid="00549a96" style:font-weight-asian="normal" style:font-weight-complex="normal" loext:padding="0in" loext:border="none" loext:shadow="none"/>
    </style:style>
    <style:style style:name="T39" style:family="text">
      <style:text-properties officeooo:rsid="006034c7"/>
    </style:style>
    <style:style style:name="T40" style:family="text">
      <style:text-properties officeooo:rsid="00657f6d"/>
    </style:style>
    <style:style style:name="T41" style:family="text">
      <style:text-properties officeooo:rsid="0034f288" style:language-asian="en" style:country-asian="CA"/>
    </style:style>
    <style:style style:name="T42" style:family="text">
      <style:text-properties officeooo:rsid="0055e084" style:language-asian="en" style:country-asian="CA"/>
    </style:style>
    <style:style style:name="T43" style:family="text">
      <style:text-properties officeooo:rsid="00549a96" style:language-asian="en" style:country-asian="CA"/>
    </style:style>
    <style:style style:name="T44" style:family="text">
      <style:text-properties officeooo:rsid="00653364" style:language-asian="en" style:country-asian="CA"/>
    </style:style>
    <style:style style:name="T45" style:family="text">
      <style:text-properties officeooo:rsid="001e0023" style:language-asian="en" style:country-asian="CA"/>
    </style:style>
    <style:style style:name="T46" style:family="text">
      <style:text-properties officeooo:rsid="002bf334" style:language-asian="en" style:country-asian="CA"/>
    </style:style>
    <style:style style:name="T47" style:family="text">
      <style:text-properties officeooo:rsid="003b954e" style:language-asian="en" style:country-asian="CA"/>
    </style:style>
    <style:style style:name="T48" style:family="text">
      <style:text-properties officeooo:rsid="0069868c" style:language-asian="en" style:country-asian="CA"/>
    </style:style>
    <style:style style:name="T49" style:family="text">
      <style:text-properties officeooo:rsid="006a59ee" style:language-asian="en" style:country-asian="CA"/>
    </style:style>
    <style:style style:name="T50" style:family="text">
      <style:text-properties officeooo:rsid="006ecaca" style:language-asian="en" style:country-asian="CA"/>
    </style:style>
    <style:style style:name="T51" style:family="text">
      <style:text-properties officeooo:rsid="0079e38c" style:language-asian="en" style:country-asian="CA"/>
    </style:style>
    <style:style style:name="T52" style:family="text">
      <style:text-properties officeooo:rsid="007bc4bb" style:language-asian="en" style:country-asian="CA"/>
    </style:style>
    <style:style style:name="T53" style:family="text">
      <style:text-properties officeooo:rsid="006c254b"/>
    </style:style>
    <style:style style:name="T54" style:family="text">
      <style:text-properties fo:color="#5d6d7e" loext:opacity="100%" fo:font-size="11pt" officeooo:rsid="00653364" style:font-size-asian="11pt" style:language-asian="en" style:country-asian="CA"/>
    </style:style>
    <style:style style:name="T55" style:family="text">
      <style:text-properties officeooo:rsid="001588b8"/>
    </style:style>
    <style:style style:name="T56" style:family="text">
      <style:text-properties officeooo:rsid="00171d92"/>
    </style:style>
    <style:style style:name="T57" style:family="text">
      <style:text-properties officeooo:rsid="001fa610"/>
    </style:style>
    <style:style style:name="T58" style:family="text">
      <style:text-properties officeooo:rsid="0022e60b"/>
    </style:style>
    <style:style style:name="T59" style:family="text">
      <style:text-properties officeooo:rsid="0023c1b7"/>
    </style:style>
    <style:style style:name="T60" style:family="text">
      <style:text-properties fo:font-weight="bold" style:font-weight-asian="bold" style:font-weight-complex="bold"/>
    </style:style>
    <style:style style:name="T61" style:family="text">
      <style:text-properties fo:font-weight="bold" officeooo:rsid="0023c1b7" style:font-weight-asian="bold" style:font-weight-complex="bold"/>
    </style:style>
    <style:style style:name="T62" style:family="text">
      <style:text-properties fo:font-weight="bold" officeooo:rsid="002a6f3a" style:font-weight-asian="bold" style:font-weight-complex="bold"/>
    </style:style>
    <style:style style:name="T63" style:family="text">
      <style:text-properties fo:font-weight="bold" officeooo:rsid="004c2431" style:font-weight-asian="bold" style:font-weight-complex="bold"/>
    </style:style>
    <style:style style:name="T64" style:family="text">
      <style:text-properties fo:font-weight="bold" officeooo:rsid="005c2d93" style:font-weight-asian="bold" style:font-weight-complex="bold"/>
    </style:style>
    <style:style style:name="T65" style:family="text">
      <style:text-properties fo:font-weight="bold" officeooo:rsid="0061c94e" style:font-weight-asian="bold" style:font-weight-complex="bold"/>
    </style:style>
    <style:style style:name="T66" style:family="text">
      <style:text-properties fo:font-weight="bold" officeooo:rsid="0066367a" style:font-weight-asian="bold" style:font-weight-complex="bold"/>
    </style:style>
    <style:style style:name="T67" style:family="text">
      <style:text-properties fo:font-weight="bold" officeooo:rsid="007f84c7" style:font-weight-asian="bold" style:font-weight-complex="bold"/>
    </style:style>
    <style:style style:name="T68" style:family="text">
      <style:text-properties fo:font-weight="bold" officeooo:rsid="008d6ed4" style:font-weight-asian="bold" style:font-weight-complex="bold"/>
    </style:style>
    <style:style style:name="T69" style:family="text">
      <style:text-properties officeooo:rsid="00247179"/>
    </style:style>
    <style:style style:name="T70" style:family="text">
      <style:text-properties officeooo:rsid="00262708"/>
    </style:style>
    <style:style style:name="T71" style:family="text">
      <style:text-properties officeooo:rsid="00277ba5"/>
    </style:style>
    <style:style style:name="T72" style:family="text">
      <style:text-properties officeooo:rsid="0029a84d"/>
    </style:style>
    <style:style style:name="T73" style:family="text">
      <style:text-properties officeooo:rsid="002bf334"/>
    </style:style>
    <style:style style:name="T74" style:family="text">
      <style:text-properties officeooo:rsid="002ce8e9"/>
    </style:style>
    <style:style style:name="T75" style:family="text">
      <style:text-properties officeooo:rsid="002dc800"/>
    </style:style>
    <style:style style:name="T76" style:family="text">
      <style:text-properties officeooo:rsid="002eff07"/>
    </style:style>
    <style:style style:name="T77" style:family="text">
      <style:text-properties officeooo:rsid="002f98cb"/>
    </style:style>
    <style:style style:name="T78" style:family="text">
      <style:text-properties officeooo:rsid="00318c0c"/>
    </style:style>
    <style:style style:name="T79" style:family="text">
      <style:text-properties officeooo:rsid="00331e81"/>
    </style:style>
    <style:style style:name="T80" style:family="text">
      <style:text-properties officeooo:rsid="00338df9"/>
    </style:style>
    <style:style style:name="T81" style:family="text">
      <style:text-properties style:text-position="super 58%" officeooo:rsid="00338df9"/>
    </style:style>
    <style:style style:name="T82" style:family="text">
      <style:text-properties fo:font-style="italic" style:font-style-asian="italic"/>
    </style:style>
    <style:style style:name="T83" style:family="text">
      <style:text-properties fo:font-style="italic" officeooo:rsid="004cbf7a" style:font-style-asian="italic" style:font-style-complex="italic"/>
    </style:style>
    <style:style style:name="T84" style:family="text">
      <style:text-properties fo:font-style="italic" officeooo:rsid="007bc4bb" style:language-asian="en" style:country-asian="CA" style:font-style-asian="italic" style:font-style-complex="italic"/>
    </style:style>
    <style:style style:name="T85" style:family="text">
      <style:text-properties officeooo:rsid="003645c7"/>
    </style:style>
    <style:style style:name="T86" style:family="text">
      <style:text-properties officeooo:rsid="00374e30"/>
    </style:style>
    <style:style style:name="T87" style:family="text">
      <style:text-properties officeooo:rsid="0038ea5b"/>
    </style:style>
    <style:style style:name="T88" style:family="text">
      <style:text-properties officeooo:rsid="003b954e"/>
    </style:style>
    <style:style style:name="T89" style:family="text">
      <style:text-properties officeooo:rsid="003dab92"/>
    </style:style>
    <style:style style:name="T90" style:family="text">
      <style:text-properties officeooo:rsid="003e7b9d"/>
    </style:style>
    <style:style style:name="T91" style:family="text">
      <style:text-properties officeooo:rsid="003eab10"/>
    </style:style>
    <style:style style:name="T92" style:family="text">
      <style:text-properties officeooo:rsid="00441010"/>
    </style:style>
    <style:style style:name="T93" style:family="text">
      <style:text-properties officeooo:rsid="0044c430"/>
    </style:style>
    <style:style style:name="T94" style:family="text">
      <style:text-properties officeooo:rsid="0045c5b2"/>
    </style:style>
    <style:style style:name="T95" style:family="text">
      <style:text-properties officeooo:rsid="00476341"/>
    </style:style>
    <style:style style:name="T96" style:family="text">
      <style:text-properties officeooo:rsid="004c2431"/>
    </style:style>
    <style:style style:name="T97" style:family="text">
      <style:text-properties officeooo:rsid="004cbf7a"/>
    </style:style>
    <style:style style:name="T98" style:family="text">
      <style:text-properties officeooo:rsid="004e1e02"/>
    </style:style>
    <style:style style:name="T99" style:family="text">
      <style:text-properties officeooo:rsid="0055e63f"/>
    </style:style>
    <style:style style:name="T100" style:family="text">
      <style:text-properties officeooo:rsid="00564dd1"/>
    </style:style>
    <style:style style:name="T101" style:family="text">
      <style:text-properties officeooo:rsid="0057b740"/>
    </style:style>
    <style:style style:name="T102" style:family="text">
      <style:text-properties officeooo:rsid="00585e46"/>
    </style:style>
    <style:style style:name="T103" style:family="text">
      <style:text-properties officeooo:rsid="00591d95"/>
    </style:style>
    <style:style style:name="T104" style:family="text">
      <style:text-properties officeooo:rsid="005b0421"/>
    </style:style>
    <style:style style:name="T105" style:family="text">
      <style:text-properties officeooo:rsid="005b929c"/>
    </style:style>
    <style:style style:name="T106" style:family="text">
      <style:text-properties officeooo:rsid="005c2d93"/>
    </style:style>
    <style:style style:name="T107" style:family="text">
      <style:text-properties officeooo:rsid="005ca6fa"/>
    </style:style>
    <style:style style:name="T108" style:family="text">
      <style:text-properties officeooo:rsid="005cb145"/>
    </style:style>
    <style:style style:name="T109" style:family="text">
      <style:text-properties officeooo:rsid="005eade1"/>
    </style:style>
    <style:style style:name="T110" style:family="text">
      <style:text-properties officeooo:rsid="006040af"/>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officeooo:rsid="007bc4bb" style:language-asian="en" style:country-asian="CA" style:font-style-asian="normal" style:font-style-complex="normal"/>
    </style:style>
    <style:style style:name="T113" style:family="text">
      <style:text-properties officeooo:rsid="0061c94e"/>
    </style:style>
    <style:style style:name="T114" style:family="text">
      <style:text-properties officeooo:rsid="006246ea"/>
    </style:style>
    <style:style style:name="T115" style:family="text">
      <style:text-properties officeooo:rsid="006550a7"/>
    </style:style>
    <style:style style:name="T116" style:family="text">
      <style:text-properties officeooo:rsid="0066367a"/>
    </style:style>
    <style:style style:name="T117" style:family="text">
      <style:text-properties officeooo:rsid="006758c1"/>
    </style:style>
    <style:style style:name="T118" style:family="text">
      <style:text-properties officeooo:rsid="0067ac3a"/>
    </style:style>
    <style:style style:name="T119" style:family="text">
      <style:text-properties officeooo:rsid="006a59ee"/>
    </style:style>
    <style:style style:name="T120" style:family="text">
      <style:text-properties officeooo:rsid="006b4865"/>
    </style:style>
    <style:style style:name="T121" style:family="text">
      <style:text-properties officeooo:rsid="006ecaca"/>
    </style:style>
    <style:style style:name="T122" style:family="text">
      <style:text-properties officeooo:rsid="00701502"/>
    </style:style>
    <style:style style:name="T123" style:family="text">
      <style:text-properties officeooo:rsid="0070c6cb"/>
    </style:style>
    <style:style style:name="T124" style:family="text">
      <style:text-properties officeooo:rsid="0070d445"/>
    </style:style>
    <style:style style:name="T125" style:family="text">
      <style:text-properties officeooo:rsid="00757ed1"/>
    </style:style>
    <style:style style:name="T126" style:family="text">
      <style:text-properties officeooo:rsid="007660d6"/>
    </style:style>
    <style:style style:name="T127" style:family="text">
      <style:text-properties officeooo:rsid="0076e49e"/>
    </style:style>
    <style:style style:name="T128" style:family="text">
      <style:text-properties officeooo:rsid="0078cd6a"/>
    </style:style>
    <style:style style:name="T129" style:family="text">
      <style:text-properties officeooo:rsid="007bc4bb"/>
    </style:style>
    <style:style style:name="T130" style:family="text">
      <style:text-properties officeooo:rsid="007c26b2"/>
    </style:style>
    <style:style style:name="T131" style:family="text">
      <style:text-properties officeooo:rsid="007c9665"/>
    </style:style>
    <style:style style:name="T132" style:family="text">
      <style:text-properties officeooo:rsid="007e58e8"/>
    </style:style>
    <style:style style:name="T133" style:family="text">
      <style:text-properties officeooo:rsid="007f84c7"/>
    </style:style>
    <style:style style:name="T134" style:family="text">
      <style:text-properties officeooo:rsid="0080ea11"/>
    </style:style>
    <style:style style:name="T135" style:family="text">
      <style:text-properties officeooo:rsid="00862083"/>
    </style:style>
    <style:style style:name="T136" style:family="text">
      <style:text-properties officeooo:rsid="0087be39"/>
    </style:style>
    <style:style style:name="T137" style:family="text">
      <style:text-properties officeooo:rsid="0089a314"/>
    </style:style>
    <style:style style:name="T138" style:family="text">
      <style:text-properties officeooo:rsid="008a3e58"/>
    </style:style>
    <style:style style:name="T139" style:family="text">
      <style:text-properties officeooo:rsid="008b8f32"/>
    </style:style>
    <style:style style:name="T140" style:family="text">
      <style:text-properties officeooo:rsid="008d6ed4"/>
    </style:style>
    <style:style style:name="T141" style:family="text">
      <style:text-properties officeooo:rsid="008f4f2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trong_20_Emphasis"><text:span text:style-name="T32"/></text:span></text:p>
      <text:p text:style-name="P4"><text:span text:style-name="Strong_20_Emphasis"><text:span text:style-name="T35">The SpiritWiki in Detail</text:span></text:span><text:span text:style-name="Strong_20_Emphasis"><text:span text:style-name="T34">?</text:span></text:span></text:p>
      <text:p text:style-name="P31" loext:marker-style-name="T33"><text:span text:style-name="Strong_20_Emphasis"><text:span text:style-name="T33"/></text:span></text:p>
      <text:p text:style-name="P31" loext:marker-style-name="T33"><text:span text:style-name="Strong_20_Emphasis"><text:span text:style-name="T33"/></text:span></text:p>
      <text:p text:style-name="P31" loext:marker-style-name="T33"><text:span text:style-name="Strong_20_Emphasis"><text:span text:style-name="T33"/></text:span></text:p>
      <text:p text:style-name="P31" loext:marker-style-name="T33"><text:span text:style-name="Strong_20_Emphasis"><text:span text:style-name="T33"/></text:span></text:p>
      <text:p text:style-name="P31" loext:marker-style-name="T33"><text:span text:style-name="Strong_20_Emphasis"><text:span text:style-name="T33"/></text:span></text:p>
      <text:p text:style-name="P31" loext:marker-style-name="T33"><text:span text:style-name="Strong_20_Emphasis"><text:span text:style-name="T33"/></text:span></text:p>
      <text:p text:style-name="P31" loext:marker-style-name="T33"><text:span text:style-name="Strong_20_Emphasis"><text:span text:style-name="T33"/></text:span></text:p>
      <text:p text:style-name="P31" loext:marker-style-name="T33"><text:span text:style-name="Strong_20_Emphasis"><text:span text:style-name="T33"/></text:span></text:p>
      <text:p text:style-name="P31" loext:marker-style-name="T33"><text:span text:style-name="Strong_20_Emphasis"/></text:p>
      <text:p text:style-name="P31" loext:marker-style-name="T33"><text:span text:style-name="Strong_20_Emphasis"><text:span text:style-name="T33"/></text:span></text:p>
      <text:p text:style-name="P31" loext:marker-style-name="T33"><text:span text:style-name="Strong_20_Emphasis"><text:span text:style-name="T33"/></text:span></text:p>
      <text:p text:style-name="P31" loext:marker-style-name="T33"><text:span text:style-name="Strong_20_Emphasis"><text:span text:style-name="T33"/></text:span></text:p>
      <text:p text:style-name="P32" loext:marker-style-name="T33"><text:span text:style-name="Strong_20_Emphasis"><text:span text:style-name="T33"/></text:span></text:p>
      <text:p text:style-name="P38" loext:marker-style-name="T36"><text:span text:style-name="T36">Mike Sosteric <text:line-break/></text:span><text:span text:style-name="T38">2026</text:span></text:p>
      <text:p text:style-name="P34" loext:marker-style-name="T36"/>
      <text:p text:style-name="P34" loext:marker-style-name="T36"/>
      <text:p text:style-name="P34" loext:marker-style-name="T36"/>
      <text:p text:style-name="P34" loext:marker-style-name="T36"/>
      <text:p text:style-name="P34" loext:marker-style-name="T36"/>
      <text:p text:style-name="P36" loext:marker-style-name="T36"><text:span text:style-name="T139">Become a Patron<text:line-break/>Join </text:span>our <text:a xlink:type="simple" xlink:href="https://www.patreon.com/posts/107392422?collection=151795" text:style-name="Internet_20_link" text:visited-style-name="Visited_20_Internet_20_Link">Patreon</text:a></text:p>
      <text:p text:style-name="P35" loext:marker-style-name="T36"/>
      <text:p text:style-name="P35" loext:marker-style-name="T36"/>
      <text:p text:style-name="P37" loext:marker-style-name="T36"><text:span text:style-name="T13">The most up to date version of this article <text:line-break/>may be found at the SpiritWiki Repository<text:line-break/></text:span></text:p>
      <text:p text:style-name="P33" loext:marker-style-name="T36"><text:span text:style-name="T37"/></text:p>
      <text:section text:style-name="Sect1" text:name="Section1" text:protected="true">
        <text:section-source xlink:href="../../../../1_Lightning_Path/1_Patreon/0.%20Introductions/1.introduction-to-the-lp/_TOC.odt" text:filter-name="writer8"/>
        <text:p text:style-name="Table_20_Heading"><text:span text:style-name="Strong_20_Emphasis"><text:span text:style-name="T39">Introduction to the Lightning Path<text:line-break/></text:span></text:span><text:span text:style-name="Strong_20_Emphasis">Table of Contents</text:span></text:p>
        <text:p text:style-name="P49"><text:a xlink:type="simple" xlink:href="https://www.patreon.com/posts/113603625?collection=151795" text:style-name="Internet_20_link" text:visited-style-name="Visited_20_Internet_20_Link"><text:span text:style-name="Strong_20_Emphasis"><text:span text:style-name="T15">How to Save the World</text:span></text:span></text:a></text:p>
        <text:p text:style-name="P49"><text:a xlink:type="simple" xlink:href="https://www.patreon.com/posts/91516024?collection=151795" text:style-name="Internet_20_link" text:visited-style-name="Visited_20_Internet_20_Link"><text:span text:style-name="Strong_20_Emphasis"><text:span text:style-name="T15">What is the Lightning Pat</text:span></text:span><text:span text:style-name="Strong_20_Emphasis"><text:span text:style-name="T16">h?</text:span></text:span></text:a></text:p>
        <text:p text:style-name="P50"><text:a xlink:type="simple" xlink:href="http://www.patreon.com/posts/107392422?collection=151795" text:style-name="Internet_20_link" text:visited-style-name="Visited_20_Internet_20_Link"><text:span text:style-name="Strong_20_Emphasis"><text:span text:style-name="T16">Theoretical Development and Global Distribution of the LP</text:span></text:span></text:a></text:p>
        <text:p text:style-name="P49"><text:a xlink:type="simple" xlink:href="https://www.patreon.com/posts/107392422?collection=151795" text:style-name="Internet_20_link" text:visited-style-name="Visited_20_Internet_20_Link"><text:span text:style-name="Strong_20_Emphasis"><text:span text:style-name="T15">What is the SpiritWiki</text:span></text:span></text:a></text:p>
        <text:p text:style-name="P51"><text:span text:style-name="Strong_20_Emphasis"><text:span text:style-name="T17">What is the LP Repository</text:span></text:span></text:p>
        <text:p text:style-name="P51"><text:span text:style-name="Strong_20_Emphasis"><text:span text:style-name="T17">What is the LP Institute</text:span></text:span></text:p>
        <text:p text:style-name="P49"><text:span text:style-name="Strong_20_Emphasis"><text:span text:style-name="T15">What is Pathfinder</text:span></text:span></text:p>
        <text:p text:style-name="P49"><text:span text:style-name="Strong_20_Emphasis"><text:span text:style-name="T15">Lightning Path Statement of Beliefs</text:span></text:span></text:p>
        <text:p text:style-name="P49"><text:span text:style-name="Strong_20_Emphasis"><text:span text:style-name="T15">Importance of Non Violence</text:span></text:span></text:p>
        <text:p text:style-name="P49"><text:span text:style-name="Strong_20_Emphasis"><text:span text:style-name="T15">LP Levels of Study</text:span></text:span></text:p>
        <text:p text:style-name="P49"><text:span text:style-name="Strong_20_Emphasis"><text:span text:style-name="T15">READING: What is Eupsychia</text:span></text:span></text:p>
        <text:p text:style-name="P49"><text:span text:style-name="Strong_20_Emphasis"><text:span text:style-name="T15">A Word on the LP Patreon</text:span></text:span></text:p>
        <text:p text:style-name="P49"><text:span text:style-name="Strong_20_Emphasis"><text:span text:style-name="T15">Accessing Pathfinder</text:span></text:span></text:p>
        <text:p text:style-name="P49"><text:span text:style-name="Strong_20_Emphasis"><text:span text:style-name="T15">LP Licence Statement</text:span></text:span></text:p>
        <text:p text:style-name="P49"><text:span text:style-name="Strong_20_Emphasis"><text:span text:style-name="T15">LP Ethics Statement</text:span></text:span></text:p>
        <text:p text:style-name="P52"><text:span text:style-name="Strong_20_Emphasis"><text:span text:style-name="T18">LP Pedagogy</text:span></text:span></text:p>
        <text:p text:style-name="P49"><text:span text:style-name="Strong_20_Emphasis"><text:span text:style-name="T15">Resource Packet</text:span></text:span></text:p>
        <text:p text:style-name="P49"><text:span text:style-name="Strong_20_Emphasis"><text:span text:style-name="T15"/></text:span></text:p>
        <text:p text:style-name="P53"><text:a xlink:type="simple" xlink:href="https://www.patreon.com/collection/151795?view=condensed" text:style-name="Internet_20_link" text:visited-style-name="Visited_20_Internet_20_Link"><text:span text:style-name="T40">Visit the LP Patreon for Full Content</text:span></text:a><text:span text:style-name="T40"><text:line-break/>https://www.patreon.com/collection/151795?view=condensed</text:span></text:p>
      </text:section>
      <text:p text:style-name="P2"><text:span text:style-name="Default_20_Paragraph_20_Font"><text:span text:style-name="T41"/></text:span></text:p>
      <text:h text:style-name="P40" text:outline-level="1"><text:span text:style-name="Strong_20_Emphasis">What is the SpiritWiki?</text:span></text:h>
      <text:p text:style-name="P24"><text:span text:style-name="Default_20_Paragraph_20_Font"><text:span text:style-name="T48">The SpiritWiki is a </text:span></text:span><text:span text:style-name="Default_20_Paragraph_20_Font"><text:span text:style-name="T43">sophisticated </text:span></text:span><text:a xlink:type="simple" xlink:href="https://spiritwiki.lightningpath.org/index.php/Knowledge_Technology" text:style-name="Internet_20_link" text:visited-style-name="Visited_20_Internet_20_Link"><text:span text:style-name="Default_20_Paragraph_20_Font"><text:span text:style-name="T43">Knowledge </text:span></text:span><text:span text:style-name="Default_20_Paragraph_20_Font"><text:span text:style-name="T42">Technology</text:span></text:span></text:a><text:span text:style-name="Default_20_Paragraph_20_Font"><text:span text:style-name="T42">, </text:span></text:span><text:span text:style-name="Default_20_Paragraph_20_Font"><text:span text:style-name="T50">like a textbook, or an online course. It helps with </text:span></text:span><text:a xlink:type="simple" xlink:href="https://spiritwiki.lightningpath.org/index.php/Knowledge_Production" text:style-name="Internet_20_link" text:visited-style-name="Visited_20_Internet_20_Link"><text:span text:style-name="Default_20_Paragraph_20_Font"><text:span text:style-name="T48">Knowlege Production</text:span></text:span></text:a><text:span text:style-name="Default_20_Paragraph_20_Font"><text:span text:style-name="T48"> </text:span></text:span><text:span text:style-name="Default_20_Paragraph_20_Font"><text:span text:style-name="T43">and </text:span></text:span><text:a xlink:type="simple" xlink:href="https://spiritwiki.lightningpath.org/index.php/Knowledge_Distribution" text:style-name="Internet_20_link" text:visited-style-name="Visited_20_Internet_20_Link"><text:span text:style-name="Default_20_Paragraph_20_Font"><text:span text:style-name="T29">K</text:span></text:span><text:span text:style-name="Default_20_Paragraph_20_Font"><text:span text:style-name="T30">nowledge </text:span></text:span><text:span text:style-name="Default_20_Paragraph_20_Font"><text:span text:style-name="T29">Distribution</text:span></text:span></text:a><text:span text:style-name="Default_20_Paragraph_20_Font"><text:span text:style-name="T29">. </text:span></text:span><text:span text:style-name="Default_20_Paragraph_20_Font"><text:span text:style-name="T31">It does this by providing a self-contained </text:span></text:span><text:a xlink:type="simple" xlink:href="https://spiritwiki.lightningpath.org/index.php/Knowledge_Ecosystem" text:style-name="Internet_20_link" text:visited-style-name="Visited_20_Internet_20_Link"><text:span text:style-name="Default_20_Paragraph_20_Font"><text:span text:style-name="T48">Knowledge Ecosystem</text:span></text:span></text:a><text:span text:style-name="Default_20_Paragraph_20_Font"><text:span text:style-name="T48">, </text:span></text:span><text:span text:style-name="Default_20_Paragraph_20_Font"><text:span text:style-name="T50">a</text:span></text:span><text:span text:style-name="Default_20_Paragraph_20_Font"><text:span text:style-name="T49"> place where we can </text:span></text:span><text:span text:style-name="Default_20_Paragraph_20_Font"><text:span text:style-name="T42">put ideas down, edit them, organize them, reorganize them, publish, and distribute across the entire globe </text:span></text:span><text:span text:style-name="Default_20_Paragraph_20_Font"><text:span text:style-name="T51">instantly. </text:span></text:span><text:span text:style-name="Default_20_Paragraph_20_Font"><text:span text:style-name="T50">We can work within this knowledge ecosystem </text:span></text:span><text:span text:style-name="Default_20_Paragraph_20_Font"><text:span text:style-name="T45">as individuals or in collaboration. </text:span></text:span><text:span text:style-name="Default_20_Paragraph_20_Font"><text:span text:style-name="T49">We </text:span></text:span><text:span text:style-name="Default_20_Paragraph_20_Font"><text:span text:style-name="T46">can contribute small little droplets of knowledge </text:span></text:span><text:span text:style-name="Default_20_Paragraph_20_Font"><text:span text:style-name="T49">or </text:span></text:span><text:span text:style-name="Default_20_Paragraph_20_Font"><text:span text:style-name="T46">even rewrite the </text:span></text:span><text:a xlink:type="simple" xlink:href="https://spiritwiki.lightningpath.org/index.php/Epistemic_Infrastructure" text:style-name="Internet_20_link" text:visited-style-name="Visited_20_Internet_20_Link"><text:span text:style-name="Default_20_Paragraph_20_Font"><text:span text:style-name="T46">Epistemic Infrastructures</text:span></text:span></text:a><text:span text:style-name="Default_20_Paragraph_20_Font"><text:span text:style-name="T46"> of our societie</text:span></text:span><text:span text:style-name="Default_20_Paragraph_20_Font"><text:span text:style-name="T47">s if we so choose</text:span></text:span><text:span text:style-name="Default_20_Paragraph_20_Font"><text:span text:style-name="T46">. </text:span></text:span><text:span text:style-name="Default_20_Paragraph_20_Font"><text:span text:style-name="T51">We, and by we I mean scholars, teachers, artists, musicians, etc., can even take the knowledge contained therein and </text:span></text:span><text:span text:style-name="Default_20_Paragraph_20_Font"><text:span text:style-name="T52">build new knowledge, new frameworks, </text:span></text:span><text:span text:style-name="Default_20_Paragraph_20_Font"><text:span text:style-name="T84">and </text:span></text:span><text:span text:style-name="Default_20_Paragraph_20_Font"><text:span text:style-name="T112">(most importantly) new stories that transform, uplift, and connect rather than suppress, repress, and disconnect. </text:span></text:span></text:p>
      <text:p text:style-name="P2">This <text:span text:style-name="T119">article </text:span>explores what the SpiritWiki is, <text:span text:style-name="T120">how it came into being and </text:span>how it developed from <text:span text:style-name="T120">its early days as </text:span><text:span text:style-name="T121">a</text:span><text:span text:style-name="T120"> </text:span>personal <text:span text:style-name="T120">public </text:span>notebook into a global knowledge resource <text:span text:style-name="T130">which currently (April 17, 2026) recieves </text:span><text:span text:style-name="T129">over twenty millions hits a month from over </text:span><text:span text:style-name="T130">one</text:span><text:span text:style-name="T129"> million unique visitors </text:span><text:span text:style-name="T130">from countries all of the world</text:span>, <text:span text:style-name="T129">a knowledge resource that <text:s/></text:span><text:span text:style-name="T121">I believe </text:span>represents a <text:span text:style-name="T88">transformative </text:span>paradigm shift in how we create, organize, and transmit knowledge.</text:p>
      <text:h text:style-name="P41" text:outline-level="1">FROM PERSONAL NOTEBOOK TO GLOBAL REPOSITORY</text:h>
      <text:h text:style-name="P44" text:outline-level="2">Origins: The Memex Vision</text:h>
      <text:p text:style-name="Normal"><text:span text:style-name="T53">As I explain </text:span><text:a xlink:type="simple" xlink:href="https://www.academia.edu/50970462/Connection_100_An_Auto_ethnography_of_my_Mystical_Connection_Experiences" text:style-name="Internet_20_link" text:visited-style-name="Visited_20_Internet_20_Link"><text:span text:style-name="T53">in more detail elsewhere</text:span></text:a><text:span text:style-name="T53">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3">(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3">, t</text:span>he SpiritWiki began as a personal knowledge base, <text:span text:style-name="T73">a </text:span><text:span text:style-name="T55">“Memex” just like </text:span>Vannevar Bush <text:span text:style-name="T55">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5">(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5">.</text:span> <text:span text:style-name="T55">According to Bush, a memex was a </text:span>device to help individuals store and retrieve vast amounts of personal knowledge in an <text:span text:style-name="T88">systematic and </text:span>organized way. Bush imagined <text:span text:style-name="T88">a technology that would allow </text:span>scholars <text:span text:style-name="T88">to create </text:span><text:span text:style-name="T120">personalized</text:span> encyclopedias <text:span text:style-name="T73">with appropriate interlinking </text:span>that could <text:span text:style-name="T73">then </text:span>be consulted with speed and flexibility. <text:s/><text:span text:style-name="T130">Interestingly, Bush saw this Memex as the foundation for a post-war, peace oriented scholarship, a tool that could be used to expand </text:span><text:span text:style-name="T131">not to destroy human life but to expand </text:span><text:span text:style-name="T130">human intellect </text:span><text:reference-mark-start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30">(Sosteric 2026a)</text:span><text:reference-mark-end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30">. </text:span></text:p>
      <text:p text:style-name="P25"><text:span text:style-name="T73">That’s what I wanted. </text:span><text:span text:style-name="T121">As a budding theoretician, </text:span><text:span text:style-name="T120">I had a lot of information floating around in my head </text:span><text:span text:style-name="T88">and I needed something to keep it all organized. </text:span><text:span text:style-name="T73">I had </text:span><text:span text:style-name="T55">learned about the </text:span><text:span text:style-name="T57">m</text:span><text:span text:style-name="T55">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55">my dissertation on scholarly journals</text:span></text:a><text:span text:style-name="T55">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5">(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5">and </text:span><text:span text:style-name="T121">so </text:span><text:span text:style-name="T88">I naturally settled on that idea. </text:span><text:span text:style-name="T56">I searched around for a tool that could help </text:span><text:span text:style-name="T88">and </text:span><text:span text:style-name="T56">landed </text:span><text:span text:style-name="T73">on </text:span><text:span text:style-name="T56">MediaWiki </text:span><text:span text:style-name="T89">software</text:span><text:span text:style-name="T56">, </text:span><text:span text:style-name="T73">the perfect tool to build my personal, </text:span><text:span text:style-name="T92">public </text:span><text:span text:style-name="T73">memex</text:span>.</text:p>
      <text:h text:style-name="P45" text:outline-level="2"><text:soft-page-break/>The MediaWiki Solution</text:h>
      <text:p text:style-name="P6">In 2007, I installed MediaWiki software, the same open-source platform that powers Wikipedia, and began <text:span text:style-name="T99">jotting things down</text:span>. <text:s/><text:span text:style-name="T75">For the first few years, I just spit </text:span><text:span text:style-name="T125">raw </text:span><text:span text:style-name="T75">concepts </text:span><text:span text:style-name="T92">and ideas </text:span><text:span text:style-name="T75">down onto the page. </text:span>A concept would come up, <text:span text:style-name="T92">an idea would emerge, </text:span>I’d create an entry <text:span text:style-name="T122">and </text:span>move on. <text:span text:style-name="T74">I wasn’t too worried about the quality of the information </text:span><text:span text:style-name="T92">in the early days. </text:span><text:span text:style-name="T76">I didn’t even care </text:span><text:span text:style-name="T79">if the statements were </text:span><text:span text:style-name="T92">logical or </text:span><text:span text:style-name="T125">empirically </text:span><text:span text:style-name="T79">grounded. </text:span><text:span text:style-name="T75">I figured I’</text:span><text:span text:style-name="T100">d </text:span><text:span text:style-name="T75">work on that later. The point was just to get everything down. </text:span></text:p>
      <text:p text:style-name="P19"><text:span text:style-name="T75">As time passed and concepts accumulated, I started to go back and edit, refine, </text:span><text:span text:style-name="T122">and </text:span><text:span text:style-name="T75">update. </text:span><text:span text:style-name="T122">At a certain point</text:span><text:span text:style-name="T93">, </text:span><text:span text:style-name="T79">I made the decision to </text:span><text:span text:style-name="T75">add </text:span><text:span text:style-name="T80">a </text:span><text:span text:style-name="T75">notes </text:span><text:span text:style-name="T80">section. </text:span><text:span text:style-name="T94">In this section, I threw </text:span><text:span text:style-name="T101">down </text:span><text:span text:style-name="T94">whatever I thought was relevant to the particular entry. </text:span><text:span text:style-name="T101">It could be a note. It could be a quote. It could be a badly formed thought. Like I said, I wasn’t worried about quality. I just wanted to get things down. </text:span></text:p>
      <text:p text:style-name="P20"><text:span text:style-name="T122">I think of the early days of the SpiritWiki using the metaphor of a potter working at a wheel. The potter throws </text:span><text:span text:style-name="T125">a</text:span><text:span text:style-name="T122"> lump </text:span><text:span text:style-name="T125">of clay </text:span><text:span text:style-name="T122">down and gets it into a rough shape. It doesn’t look pretty in the beginning. </text:span><text:span text:style-name="T125">It is just a raw </text:span><text:span text:style-name="T122">form, </text:span><text:span text:style-name="T125">but </text:span><text:span text:style-name="T122">then the shaping begins. At th</text:span><text:span text:style-name="T125">at </text:span><text:span text:style-name="T122">point a concern for “quality” enters the process. </text:span><text:span text:style-name="T125">The potter is going to make something nice. </text:span><text:span text:style-name="T122">Just like the potter at the w</text:span><text:span text:style-name="T125">heel</text:span><text:span text:style-name="T122">, </text:span><text:span text:style-name="T101">I did </text:span><text:span text:style-name="T122">eventually </text:span><text:span text:style-name="T101">start to think about </text:span><text:span text:style-name="T122">the </text:span><text:span text:style-name="T101">quality </text:span><text:span text:style-name="T122">of the ecosystem</text:span><text:span text:style-name="T101">. As I revisited entries, I began to edit with that in mind, </text:span><text:span text:style-name="T104">improving definitions, </text:span><text:span text:style-name="T125">adding and refining </text:span><text:span text:style-name="T104">notes, etc</text:span><text:span text:style-name="T101">. </text:span><text:span text:style-name="T122">In line with this concern for quality I also began to ground the ecosystem. </text:span><text:span text:style-name="T93">N</text:span><text:span text:style-name="T80">ov 14</text:span><text:span text:style-name="T81">th</text:span><text:span text:style-name="T80"> 2018 </text:span><text:span text:style-name="T103">I </text:span><text:span text:style-name="T80">started to add citations </text:span><text:span text:style-name="T94">to relevant sources, </text:span><text:span text:style-name="T122">starting with a citation to C. G. Jung</text:span><text:span text:style-name="T94">.</text:span><text:span text:style-name="T94"><text:note text:id="ftn1" text:note-class="footnote"><text:note-citation>1</text:note-citation><text:note-body><text:p text:style-name="P12">This first entry is preserved in the Spiri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94"> </text:span><text:span text:style-name="T101"><text:s/></text:span><text:span text:style-name="T94"><text:s/></text:span></text:p>
      <text:p text:style-name="P20">https://spiritwiki.lightningpath.org/index.php/Ideological_Bleed</text:p>
      <text:p text:style-name="P21"><text:span text:style-name="T126">I spent a few years adding citation to the SpiritWiki. </text:span><text:span text:style-name="T122">A</text:span><text:span text:style-name="T123">s</text:span><text:span text:style-name="T122"> the number of concepts continued to grow</text:span><text:span text:style-name="T76">, </text:span><text:span text:style-name="T75">I made the decision </text:span><text:span text:style-name="T58">to </text:span><text:span text:style-name="T76">begin </text:span><text:span text:style-name="T58">manually link </text:span><text:span text:style-name="T75">concepts </text:span><text:span text:style-name="T58">together, </text:span><text:span text:style-name="T77">initially </text:span><text:span text:style-name="T58">under </text:span><text:span text:style-name="T75">a </text:span><text:span text:style-name="T58">“See Also” </text:span><text:span text:style-name="T75">heading. </text:span><text:span text:style-name="T58"><text:s/></text:span><text:span text:style-name="T102">For example, I have a concept, “</text:span><text:a xlink:type="simple" xlink:href="https://spiritwiki.lightningpath.org/index.php/Toxic_Sociialization" text:style-name="Internet_20_link" text:visited-style-name="Visited_20_Internet_20_Link"><text:span text:style-name="T102">Toxic Socialization</text:span></text:a><text:span text:style-name="T102">,” which is relevant to the idea of </text:span><text:a xlink:type="simple" xlink:href="https://spiritwiki.lightningpath.org/index.php/Human_Flourishing" text:style-name="Internet_20_link" text:visited-style-name="Visited_20_Internet_20_Link"><text:span text:style-name="T102">Human Flourishing</text:span></text:a><text:span text:style-name="T102">. </text:span><text:span text:style-name="T123">Linking concept </text:span><text:span text:style-name="T102">together </text:span><text:span text:style-name="T123">allowed me to develop associative pathways in the Memex,. </text:span><text:span text:style-name="T126">It </text:span><text:span text:style-name="T123">was not too long </text:span><text:span text:style-name="T126">after I began this associative linking that </text:span><text:span text:style-name="T123">I began to see the </text:span><text:span text:style-name="T94">pedagogical value of what I was building. </text:span><text:span text:style-name="T123"><text:s/>Using this linking you </text:span><text:span text:style-name="T126">I could </text:span><text:span text:style-name="T123">provide directed pathways through knowledge ecosystem. Somebody </text:span><text:span text:style-name="T102">learning about toxic socialization could easily </text:span><text:span text:style-name="T123">be led to </text:span><text:span text:style-name="T102">into other related concepts, like </text:span><text:a xlink:type="simple" xlink:href="https://spiritwiki.lightningpath.org/index.php/Species_Potential" text:style-name="Internet_20_link" text:visited-style-name="Visited_20_Internet_20_Link"><text:span text:style-name="T19">Species Potential</text:span></text:a><text:span text:style-name="T19">, </text:span><text:a xlink:type="simple" xlink:href="https://spiritwiki.lightningpath.org/index.php/Human_Diminution" text:style-name="Internet_20_link" text:visited-style-name="Visited_20_Internet_20_Link"><text:span text:style-name="T19">Human Diminution</text:span></text:a><text:span text:style-name="T19">, </text:span><text:span text:style-name="T25">or even the Seven Essential Needs</text:span><text:span text:style-name="T19">. </text:span><text:span text:style-name="T24">Early on I recognized the power behind this approach. </text:span><text:span text:style-name="T94">M</text:span><text:span text:style-name="T90">oving beyond the idea of a personal memex, </text:span><text:span text:style-name="T94">I </text:span><text:span text:style-name="T90">began thinking in terms of a knowledge repository in the form of a </text:span><text:a xlink:type="simple" xlink:href="https://spiritwiki.lightningpath.org/index.php/Semantic_Web" text:style-name="Internet_20_link" text:visited-style-name="Visited_20_Internet_20_Link"><text:span text:style-name="T59">Semantic Web</text:span></text:a><text:span text:style-name="T59"> of the type envisaged by </text:span><text:a xlink:type="simple" xlink:href="https://spiritwiki.lightningpath.org/index.php/Tim_Berners-Lee" text:style-name="Internet_20_link" text:visited-style-name="Visited_20_Internet_20_Link"><text:span text:style-name="T59">Tim Berners-Lee</text:span></text:a><text:span text:style-name="T59">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9">(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9">, the guy who created the Internet, </text:span><text:span text:style-name="T94">but curated and controlled, with firm ethical, epistemic, </text:span><text:span text:style-name="T95">pedagogical, </text:span><text:span text:style-name="T94">and ontological grounding. </text:span><text:span text:style-name="T105">More on all that later.</text:span></text:p>
      <text:p text:style-name="P13"><text:soft-page-break/><text:span text:style-name="T59">I did </text:span><text:span text:style-name="T80">semantic linking </text:span><text:span text:style-name="T59">manually for a few years. </text:span><text:span text:style-name="T78">Then, </text:span><text:span text:style-name="T76">while out for a stroll in the wilds of cyberspace </text:span><text:span text:style-name="T78">one day</text:span><text:span text:style-name="T76">, </text:span>I <text:span text:style-name="T76">chanced upon </text:span>the <text:a xlink:type="simple" xlink:href="https://www.semantic-mediawiki.org/wiki/Semantic_MediaWiki" text:style-name="Internet_20_link" text:visited-style-name="Visited_20_Internet_20_Link">Semantic MediaWiki</text:a> extension. <text:span text:style-name="T126">This MediaWiki extension allows one to link concepts semantically. </text:span>I added that <text:span text:style-name="T72">extension to the installation </text:span>and began <text:span text:style-name="T80">to develop a more </text:span><text:span text:style-name="T124">semantically </text:span><text:span text:style-name="T80">structured strategy </text:span><text:span text:style-name="T91">for</text:span><text:span text:style-name="T80"> linking. </text:span><text:span text:style-name="T59">I played around with </text:span><text:span text:style-name="T69">how to </text:span><text:span text:style-name="T76">do that </text:span><text:span text:style-name="T78">for a while, </text:span><text:span text:style-name="T95">eventually settling </text:span><text:span text:style-name="T59">on a page structure </text:span><text:span text:style-name="T71">(see our </text:span><text:a xlink:type="simple" xlink:href="https://spiritwiki.lightningpath.org/index.php/Template:Entry" text:style-name="Internet_20_link" text:visited-style-name="Visited_20_Internet_20_Link"><text:span text:style-name="T71">Entry Template</text:span></text:a><text:span text:style-name="T71">) </text:span><text:span text:style-name="T59">that include</text:span><text:span text:style-name="T78">d four compulsory </text:span><text:span text:style-name="T91">sections (definition, concept map, notes, and quote</text:span><text:span text:style-name="T95">s</text:span><text:span text:style-name="T91">) </text:span><text:span text:style-name="T78">and a number of optional sections, </text:span><text:span text:style-name="T95">still in development</text:span><text:span text:style-name="T70">. </text:span></text:p>
      <text:p text:style-name="P15"><text:span text:style-name="T13">The </text:span><text:span text:style-name="T60">Definition</text:span> sections includes a definition, <text:span text:style-name="T124">obviously. One that it concise, clear, and that avoids </text:span><text:a xlink:type="simple" xlink:href="https://spiritwiki.lightningpath.org/index.php/EPMO" text:style-name="Internet_20_link" text:visited-style-name="Visited_20_Internet_20_Link"><text:span text:style-name="T124">EPMO</text:span></text:a><text:span text:style-name="T124">.</text:span><text:span text:style-name="T124"><text:note text:id="ftn2" text:note-class="footnote"><text:note-citation>2</text:note-citation><text:note-body><text:p text:style-name="Footnote"><text:a xlink:type="simple" xlink:href="https://spiritwiki.lightningpath.org/index.php/EPMO" text:style-name="Internet_20_link" text:visited-style-name="Visited_20_Internet_20_Link">https://spiritwiki.lightningpath.org/index.php/EPMO</text:a></text:p></text:note-body></text:note></text:span><text:span text:style-name="T124"> <text:s/></text:span></text:p>
      <text:p text:style-name="P15"><text:span text:style-name="T13">The </text:span><text:span text:style-name="T60">Concept Map </text:span>includes a varying number, <text:s/>of sections (Key Terms, Key Figures, Related LP Terms, Non-LP Related Terms, and Syncretic Terms) that semantically link to other SpiritWiki pages. <text:span text:style-name="T126">When I initiated these sections I tended to spam the related terms, linking willy-nilly to other pages. As my theoretical understanding has grown I try to be more careful, linking for clear pedagogical or theoretical reasons.</text:span></text:p>
      <text:p text:style-name="P14"><text:span text:style-name="T20">The </text:span><text:span text:style-name="T64">Notes s</text:span><text:span text:style-name="T106">ection includes whatever notes I think are relevant, either to myself or to a person crossing paths with the page. </text:span></text:p>
      <text:p text:style-name="P16">Finally, the <text:span text:style-name="T60">Quotes </text:span>section contains interesting and edifying direct quotes, suitable for memetic treatment. </text:p>
      <text:p text:style-name="P14"><text:span text:style-name="T105">At this point, </text:span><text:span text:style-name="T85">I would say t</text:span><text:span text:style-name="T71">he </text:span><text:span text:style-name="T69">semantic linking </text:span><text:span text:style-name="T85">coupled with the organic way in which pages can be instantly updated </text:span><text:span text:style-name="T69">creates </text:span><text:span text:style-name="T85">not so much a </text:span><text:span text:style-name="T107">semantic web </text:span><text:span text:style-name="T85">but </text:span><text:span text:style-name="T69">a </text:span><text:a xlink:type="simple" xlink:href="https://spiritwiki.lightningpath.org/index.php/Mycelium_Web" text:style-name="Internet_20_link" text:visited-style-name="Visited_20_Internet_20_Link"><text:span text:style-name="T21">Mycelium Web</text:span></text:a><text:span text:style-name="T59"> </text:span><text:span text:style-name="T61">(MW)</text:span><text:span text:style-name="T59">.</text:span><text:span text:style-name="T59"><text:note text:id="ftn3" text:note-class="footnote"><text:note-citation>3</text:note-citation><text:note-body><text:p text:style-name="Footnote">https://spiritwiki.lightningpath.org/index.php/Mycelium_Web</text:p></text:note-body></text:note></text:span><text:span text:style-name="T59"> <text:s/>I would say this </text:span><text:span text:style-name="T91">mycelium web </text:span><text:span text:style-name="T95">is the </text:span><text:span text:style-name="T91">foundation </text:span><text:span text:style-name="T95">for </text:span><text:span text:style-name="T107">the </text:span><text:span text:style-name="T91">SpiritWiki </text:span><text:a xlink:type="simple" xlink:href="https://spiritwiki.lightningpath.org/index.php/Knowledge_Ecosystem" text:style-name="Internet_20_link" text:visited-style-name="Visited_20_Internet_20_Link"><text:span text:style-name="T91">Knowledge Ecosystem</text:span></text:a><text:span text:style-name="T95">, </text:span><text:span text:style-name="T107">for any knowledge system really. </text:span><text:span text:style-name="T95">I would also say that this MW has </text:span><text:span text:style-name="T91">significant </text:span><text:span text:style-name="T59">pedagogical, </text:span><text:span text:style-name="T91">scholarly, </text:span><text:span text:style-name="T85">and theoretical </text:span><text:span text:style-name="T59">benefits, </text:span><text:span text:style-name="T105">benefits which I will briefly examine now.</text:span></text:p>
      <text:h text:style-name="P42" text:outline-level="1" text:is-list-header="true">Epistemic Foundations</text:h>
      <text:h text:style-name="P46" text:outline-level="2"><text:span text:style-name="T86">Pedagogical Benefits: </text:span>Fostering <text:span text:style-name="T86">Exploration and </text:span>Cognitive Agency</text:h>
      <text:p text:style-name="Normal">Pedagogically, the SpiritWiki is an exceptional teaching tool with <text:span text:style-name="T115">several</text:span> distinct advantages.</text:p>
      <text:h text:style-name="Heading_20_3" text:outline-level="3"><text:span text:style-name="Strong_20_Emphasis">One: Guided Instruction</text:span></text:h>
      <text:p text:style-name="P17"><text:span text:style-name="Strong_20_Emphasis"><text:span text:style-name="T22">The SpiritWiki is a guided educational </text:span></text:span><text:span text:style-name="Strong_20_Emphasis"><text:span text:style-name="T26">resource</text:span></text:span><text:span text:style-name="Strong_20_Emphasis"><text:span text:style-name="T22">, like a textbook. </text:span></text:span><text:span text:style-name="Strong_20_Emphasis"><text:span text:style-name="T26">Instead of authors however we have </text:span></text:span><text:a xlink:type="simple" xlink:href="https://spiritwiki.lightningpath.org/index.php/Knowledge_Stewards" text:style-name="Internet_20_link" text:visited-style-name="Visited_20_Internet_20_Link"><text:span text:style-name="T13">Knowledge Stewards</text:span></text:a><text:span text:style-name="T13">. </text:span><text:span text:style-name="T26">A knowledge steward, </text:span><text:span text:style-name="T22">of which I am, </text:span><text:span text:style-name="T27">arguably,</text:span><text:span text:style-name="T22"> the first, present</text:span><text:span text:style-name="T26">s</text:span><text:span text:style-name="T22"> the information in a way that facilitates student learning. <text:s/>They </text:span>create <text:span text:style-name="T108">the definition, </text:span><text:span text:style-name="T110">add edifying notes, </text:span><text:span text:style-name="T108">organize </text:span><text:span text:style-name="T110">it </text:span><text:span text:style-name="T108">into a </text:span><text:soft-page-break/><text:span text:style-name="T108">semantic </text:span><text:span text:style-name="T110">hierarchies</text:span><text:span text:style-name="T108">, and then create </text:span>semantic links that provide curated pathways through the network. <text:span text:style-name="T108">They do this with pedagogical (and theoretical) purpose in mind. </text:span>This guided approach ensures learners encounter ideas in meaningful sequences while maintaining freedom to diverge where interest leads. <text:span text:style-name="T108"><text:s/></text:span></text:p>
      <text:h text:style-name="Heading_20_3" text:outline-level="3"><text:span text:style-name="Strong_20_Emphasis">Two: Cognitive Agency</text:span></text:h>
      <text:p text:style-name="Normal">Rather than presenting knowledge as <text:span text:style-name="T127">a </text:span>fixed doctrine to be memorized, the SpiritWiki invites users to explore, connect, and discover. Once an individual enters the network, they can follow whatever path they choose. The interlinked structure encourages independent navigation—readers follow their own curiosity <text:span text:style-name="T127">and intuition, building </text:span>their own understanding and develop<text:span text:style-name="T127">ing their</text:span> critical thinking capacities. </text:p>
      <text:h text:style-name="P47" text:outline-level="3"><text:span text:style-name="Strong_20_Emphasis">Three: Safe Exploration</text:span></text:h>
      <text:p text:style-name="P22"><text:span text:style-name="T127">Rather than adopting the toxic informational free-for-all characteristic of the current knowledge landscape, the k</text:span>nowledge contained within a <text:span text:style-name="T128">the SpiritWiki ecosystem is anchored </text:span>by firm, crystal-clear <text:a xlink:type="simple" xlink:href="https://spiritwiki.lightningpath.org/index.php/Ontological_Foundations" text:style-name="Internet_20_link" text:visited-style-name="Visited_20_Internet_20_Link"><text:span text:style-name="T60">Ontological Foundatio</text:span><text:span text:style-name="T65">ns</text:span></text:a> and strong <text:a xlink:type="simple" xlink:href="https://spiritwiki.lightningpath.org/index.php/Epistemic_Controls" text:style-name="Internet_20_link" text:visited-style-name="Visited_20_Internet_20_Link"><text:span text:style-name="T111">Epistemic Controls</text:span></text:a>. Users can explore wherever their curiosity, logic, or intuition leads them, expanding their knowledge and understanding rapidly, but always within a contained space <text:span text:style-name="T109">carefully curated by </text:span><text:span text:style-name="T128">vetted </text:span><text:a xlink:type="simple" xlink:href="https://spiritwiki.lightningpath.org/index.php/Field_Expert" text:style-name="Internet_20_link" text:visited-style-name="Visited_20_Internet_20_Link"><text:span text:style-name="T109">Field Experts</text:span></text:a>. <text:span text:style-name="T128">The </text:span>container protects learners from the misinformation, ideological distortion, and <text:span text:style-name="T96">the </text:span><text:span text:style-name="T63">E</text:span><text:span text:style-name="T60">pistemic </text:span><text:span text:style-name="T63">V</text:span><text:span text:style-name="T60">iolence </text:span>rampant in <text:span text:style-name="T128">the rampant </text:span>uncontrolled information environments.</text:p>
      <text:h text:style-name="Heading_20_3" text:outline-level="3"><text:span text:style-name="Strong_20_Emphasis">Four: Ecosystem Integrity</text:span></text:h>
      <text:p text:style-name="P11">Unlike open-access platforms like Wikipedia, only <text:span text:style-name="T132">vetted and qualified </text:span><text:span text:style-name="T133">knowledge stewards </text:span>may create or modify entries. Multiple <text:span text:style-name="T96">k</text:span>nowledge <text:span text:style-name="T96">s</text:span>tewards, <text:span text:style-name="T113">field experts </text:span>who have committed to the ontological foundations and epistemic controls of the <text:span text:style-name="T113">SpiritWiki ecosystem</text:span>, maintain and evolve the resource. This ensures <text:span text:style-name="T110">strong internal fact checking, </text:span>quality, consistency and, <text:span text:style-name="T110">most importantly,</text:span> alignment with the system's purposes, <text:span text:style-name="T97">which in the case of the SpiritWiki are personal and </text:span><text:span text:style-name="T83">collective </text:span><text:span text:style-name="T97">healing and global </text:span><text:span text:style-name="T110">transformation</text:span>. </text:p>
      <text:h text:style-name="Heading_20_3" text:outline-level="3"><text:span text:style-name="Strong_20_Emphasis">Five: Comprehensive Integration</text:span></text:h>
      <text:p text:style-name="P11">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14">Human Development Fr</text:span>amework</text:a> <text:span text:style-name="T118">(LP)</text:span>, but other <text:span text:style-name="T133">developmental </text:span>frameworks <text:span text:style-name="T114">like </text:span><text:span text:style-name="T133">Maslow’s </text:span><text:a xlink:type="simple" xlink:href="https://spiritwiki.lightningpath.org/index.php/Eupsychia" text:style-name="Internet_20_link" text:visited-style-name="Visited_20_Internet_20_Link"><text:span text:style-name="T114">Eupsychian Framework</text:span></text:a><text:span text:style-name="T114"> </text:span>as well.</text:p>
      <text:h text:style-name="Heading_20_3" text:outline-level="3" text:is-list-header="true"><text:soft-page-break/><text:span text:style-name="Strong_20_Emphasis"><text:span text:style-name="T133">Six</text:span></text:span>: <text:span text:style-name="T115">Flexible</text:span> <text:span text:style-name="T60">Windows of Entry</text:span>. <text:s text:c="2"/></text:h>
      <text:p text:style-name="P27"><text:span text:style-name="T98">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text:span text:style-name="T116">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66">Knowledge Guide</text:span></text:a><text:span text:style-name="T66"> </text:span><text:span text:style-name="T23">of some sort</text:span><text:span text:style-name="T116">. <text:s/></text:span><text:span text:style-name="T98">This article itself functions as one such window, introducing the nature of the SpiritWiki and the theoretical foundations that undergird it. Other entry points </text:span><text:span text:style-name="T117">might </text:span><text:span text:style-name="T98">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span></text:p>
      <text:h text:style-name="Heading_20_3" text:outline-level="3" text:is-list-header="true"><text:span text:style-name="T67">Seven</text:span><text:span text:style-name="T98">: Supports </text:span>AI Integration. </text:h>
      <text:p text:style-name="P26">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ext:p>
      <text:h text:style-name="Heading_20_3" text:outline-level="3" text:is-list-header="true"/>
      <text:p text:style-name="P18">Taken together, these <text:span text:style-name="T133">seven </text:span>advantages demonstrate the SpiritWiki's clear <text:span text:style-name="T133">pedagogical </text:span>superiority, <text:span text:style-name="T133">particularly </text:span>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T133">E</text:span><text:span text:style-name="Strong_20_Emphasis">cosystem </text:span><text:span text:style-name="Strong_20_Emphasis"><text:span text:style-name="T133">I</text:span></text:span><text:span text:style-name="Strong_20_Emphasis">ntegrity</text:span> through <text:span text:style-name="T133">k</text:span>nowledge <text:span text:style-name="T133">s</text:span>tewards, <text:span text:style-name="T133">e</text:span>pistemic controls, and firm ontological grounding. Where textbooks offer single entry points and rigid curricula, the SpiritWiki provides <text:span text:style-name="Strong_20_Emphasis">flexible windows of entry</text:span> accommodating diverse learners and <text:soft-page-break/>purposes. Where textbooks remain isolated from emerging technologies, the SpiritWiki enables <text:span text:style-name="Strong_20_Emphasis">AI integration</text:span> for personalized, scalable, symbiotic instruction. And critically, where textbooks serve profit motives and the <text:a xlink:type="simple" xlink:href="https://spiritwiki.lightningpath.org/index.php/Regime_of_Accumulation" text:style-name="Internet_20_link" text:visited-style-name="Visited_20_Internet_20_Link"><text:span text:style-name="Strong_20_Emphasis"><text:span text:style-name="T13">Regime of Accumulation</text:span></text:span></text:a>, the SpiritWiki serves <text:a xlink:type="simple" xlink:href="https://spiritwiki.lightningpath.org/index.php/Human_Flourishing" text:style-name="Internet_20_link" text:visited-style-name="Visited_20_Internet_20_Link"><text:span text:style-name="Strong_20_Emphasis"><text:span text:style-name="T13">Human Flourishing</text:span></text:span></text:a>—knowledge as a public good, freely given, ethically stewarded, and dedicated to healing and transformation. In sum: the SpiritWiki is not merely an improved textbook. It is a fundamentally different kind of educational technology, one that embodies the emancipatory potential Bush and Berners-Lee envisioned, realized at last through the Lightning Path's <text:span text:style-name="T134">firm </text:span>commitment to epistemic democracy, organic scholarship, and planetary healing.</text:p>
      <text:h text:style-name="P44" text:outline-level="2"><text:span text:style-name="T86">Scholarly Benefits</text:span>: An Interconnected Knowledge Web</text:h>
      <text:p text:style-name="Normal">In addition to the pedagogical benefits outlined above, there are scholarly benefits as well. This structure enables what we might call <text:a xlink:type="simple" xlink:href="https://spiritwiki.lightningpath.org/index.php/Organic_Scholarhip" text:style-name="Internet_20_link" text:visited-style-name="Visited_20_Internet_20_Link"><text:span text:style-name="Strong_20_Emphasis">Organic Scholarship</text:span></text:a>. Unlike traditional academic publishing, where ideas are gatekept by commercial presses, where they become frozen in static journal articles and ossified in textbooks which are expensive and difficult to maintain, the SpiritWiki allows concepts to evolve as new insights and research emerge. Definitions can be refined, connections can be added, and research frameworks can grow more sophisticated and integrated without losing their coherence or accessibility. The mycelium structure ensures that theoretical expansions integrate logically—unlike traditional academic silos where subdisciplines diverge into mutual incomprehensibility.</text:p>
      <text:p text:style-name="Normal">From a research perspective, the SpiritWiki functions as a living document, constantly updated, immediately accessible, and transparently developed. New concepts are discussed and added as they emerge. Citations are immediately integrated to maintain academic rigor. Theoretical problems are flagged and addressed through collaborative engagement rather than being buried in correspondence between editors and reviewers, never to see the light of day. The complete edit history preserves transparency about how understanding develops, creating an archaeological record of theoretical evolution that traditional publishing—with its anonymous peer reviews and hidden editorial decisions—simply cannot provide.</text:p>
      <text:p text:style-name="Normal">From a quality control perspective, the SpiritWiki functions as an organic vetting system. Here, primitive epistemic controls like peer review with all its associated inefficiencies, delays, and gatekeeping are replaced with a vastly superior organic system of <text:a xlink:type="simple" xlink:href="https://spiritwiki.lightningpath.org/index.php/Stewardship" text:style-name="Internet_20_link" text:visited-style-name="Visited_20_Internet_20_Link"><text:span text:style-name="Strong_20_Emphasis"><text:span text:style-name="T13">Stewardship</text:span></text:span></text:a> carried out by trained and aligned <text:a xlink:type="simple" xlink:href="https://spiritwiki.lightningpath.org/index.php/Field_Expert" text:style-name="Internet_20_link" text:visited-style-name="Visited_20_Internet_20_Link">Field Experts</text:a>. This approach solves several problems endemic to scholarly communities that rely on traditional research communication (Sosteric 1999) while offering significant advantages:</text:p>
      <text:p text:style-name="P28"/>
      <text:p text:style-name="P7"/>
      <table:table table:name="Table1" table:style-name="Table1">
        <table:table-column table:style-name="Table1.A" table:number-columns-repeated="2"/>
        <table:table-header-rows>
          <text:soft-page-break/>
          <table:table-row table:style-name="Table1.1">
            <table:table-cell table:style-name="Table1.A1" office:value-type="string">
              <text:p text:style-name="P8">Traditional/<text:span text:style-name="T87">Inorganic</text:span> <text:span text:style-name="T87">Scholarly Communication</text:span></text:p>
            </table:table-cell>
            <table:table-cell table:style-name="Table1.A1" office:value-type="string">
              <text:p text:style-name="P9">Organic Scholarship</text:p>
            </table:table-cell>
          </table:table-row>
        </table:table-header-rows>
        <table:table-row table:style-name="Table1.2">
          <table:table-cell table:style-name="Table1.A2" office:value-type="string">
            <text:p text:style-name="P10">Slow publication cycles (months to years)</text:p>
          </table:table-cell>
          <table:table-cell table:style-name="Table1.B2" office:value-type="string">
            <text:p text:style-name="P10">Immediate publication and updating</text:p>
          </table:table-cell>
        </table:table-row>
        <table:table-row table:style-name="Table1.2">
          <table:table-cell table:style-name="Table1.A3" office:value-type="string">
            <text:p text:style-name="P10">Anonymous, unaccountable peer review</text:p>
          </table:table-cell>
          <table:table-cell table:style-name="Table1.B3" office:value-type="string">
            <text:p text:style-name="P10">Transparent, attributable collaborative review</text:p>
          </table:table-cell>
        </table:table-row>
        <table:table-row table:style-name="Table1.2">
          <table:table-cell table:style-name="Table1.A4" office:value-type="string">
            <text:p text:style-name="P10">Static, frozen knowledge</text:p>
          </table:table-cell>
          <table:table-cell table:style-name="Table1.B4" office:value-type="string">
            <text:p text:style-name="P10">Living, evolving theoretical development</text:p>
          </table:table-cell>
        </table:table-row>
        <table:table-row table:style-name="Table1.2">
          <table:table-cell table:style-name="Table1.A5" office:value-type="string">
            <text:p text:style-name="P10">Gatekeeping by established interests</text:p>
          </table:table-cell>
          <table:table-cell table:style-name="Table1.B5" office:value-type="string">
            <text:p text:style-name="P10"><text:span text:style-name="T87">Knowledge development and o</text:span>pen access stewarded by <text:span text:style-name="T62">Field Experts</text:span></text:p>
          </table:table-cell>
        </table:table-row>
        <table:table-row table:style-name="Table1.2">
          <table:table-cell table:style-name="Table1.A6" office:value-type="string">
            <text:p text:style-name="P10">Limited distribution (academic libraries)</text:p>
          </table:table-cell>
          <table:table-cell table:style-name="Table1.B6" office:value-type="string">
            <text:p text:style-name="P10">Global, instant, free access</text:p>
          </table:table-cell>
        </table:table-row>
      </table:table>
      <text:p text:style-name="P7"/>
      <text:p text:style-name="Normal"><text:span text:style-name="Strong_20_Emphasis"><text:span text:style-name="T13">The stewardship model eliminates the pathologies of anonymous peer review, where reviewers, hidden behind confidentiality, may delay publication for competitive reasons, demand irrelevant changes, or reject innovative work simply because it challenges established paradigms. In the SpiritWiki, stewards are accountable, their contributions visible, their expertise grounded in the system's ontological foundations. Quality emerges not from the threat of rejection but from collaborative refinement and the collective commitment to epistemic integrity.</text:span></text:span></text:p>
      <text:p text:style-name="Normal">Moreover, the SpiritWiki addresses the economic violence of traditional scholarly communication. As documented in earlier analyses of the academic publishing crisis (Sosteric 1996), commercial publishers have exploited the inelastic demand of scholarly markets to extract monopoly profits, creating a system where universities produce the research, provide the labor of peer review, and then pay exorbitant prices to access the results. The SpiritWiki demonstrates that this exploitation is technologically unnecessary. By removing the profit motive and the bureaucratic apparatus of commercial publishing, resources are redirected toward knowledge creation rather than shareholder returns.</text:p>
      <text:p text:style-name="Normal">The democratization of expertise enabled by this model has profound implications for global scholarship. Qualified contributors worldwide can participate in theoretical development without needing affiliation with wealthy institutions or approval from established gatekeepers. Ancient insights and modern discoveries can be woven into coherent frameworks without the distortions imposed by market considerations. Acceleration of insight replaces the glacial pace of traditional publicatio<text:span text:style-name="T135">n. I</text:span>deas spread instantly rather than through slow institutional channels, allowing scholarship to respond with appropriate urgency to our era of <text:span text:style-name="T135">existentially threatening </text:span><text:a xlink:type="simple" xlink:href="https://spiritwiki.lightningpath.org/index.php/Polycrisis" text:style-name="Internet_20_link" text:visited-style-name="Visited_20_Internet_20_Link"><text:span text:style-name="T135">Po</text:span>lycrisis</text:a>.</text:p>
      <text:p text:style-name="Normal">Finally, the SpiritWiki's AI-ready structure enables a new symbiosis between human and machine intelligence. Unlike large language models trained on the chaotic, uncurated content of the commercial internet, prone to hallucination, bias, and <text:a xlink:type="simple" xlink:href="https://spiritwiki.lightningpath.org/index.php/Epistemic_Pollution" text:style-name="Internet_20_link" text:visited-style-name="Visited_20_Internet_20_Link"><text:span text:style-name="T135">E</text:span>pistemic <text:span text:style-name="T135">P</text:span>ollution</text:a>, AI systems trained on the SpiritWiki inherit <text:soft-page-break/>its ontological clarity, ethical grounding, and semantic precision. This positions the SpiritWiki not merely as an improved repository but as foundational infrastructure for the future of knowledge work.</text:p>
      <text:p text:style-name="Normal">In sum: the SpiritWiki transforms scholarship from a static inheritance hoarded by privileged institutions into a dynamic, collaborative, globally accessible project. It hono<text:span text:style-name="T135">u</text:span>rs what Vannevar Bush envisioned, not merely storing knowledge, but enabling its continuous evolution <text:span text:style-name="T135">all the </text:span>while preserving accessibility, clarity, and democratic participation, <text:span text:style-name="T135">most importantly with the purpose of the expansion of human intellect and the creation of a better world.</text:span></text:p>
      <text:p text:style-name="Normal"><text:a xlink:type="simple" xlink:href="https://www.facebook.com/photo/?fbid=122128796571087625&amp;set=a.122103123249087625" text:style-name="Internet_20_link" text:visited-style-name="Visited_20_Internet_20_Link">https://www.facebook.com/photo/?fbid=122128796571087625&amp;set=a.122103123249087625</text:a></text:p>
      <text:h text:style-name="Heading_20_2" text:outline-level="2"><text:span text:style-name="Strong_20_Emphasis">Theoretical Benefits: Organic Development and Canonical Currency</text:span></text:h>
      <text:p text:style-name="Normal"><text:span text:style-name="Strong_20_Emphasis"><text:span text:style-name="T13">Beyond pedagogy </text:span></text:span><text:span text:style-name="Strong_20_Emphasis"><text:span text:style-name="T28">and scholarship</text:span></text:span><text:span text:style-name="Strong_20_Emphasis"><text:span text:style-name="T13">, the SpiritWiki represents a fundamental advance in how theoretical knowledge develops, stabilizes, and transmits, a shift from static, fossilized theory to living, evolving </text:span></text:span><text:span text:style-name="Strong_20_Emphasis">Theoretical Coherence.</text:span></text:p>
      <text:p text:style-name="Normal">Consider the cautionary tale of Abraham Maslow. In his seminal 1943 article "A Theory of Human Motivation" <text:reference-mark-start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Maslow 1943)<text:reference-mark-end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 Maslow proposed not one but <text:span text:style-name="T60">two </text:span>distinct hierarchies: the basic needs hierarchy that would become iconic, and a parallel cognitive needs hierarchy (to know and understand, to be curious, to explore). Yet this second hierarchy was universally ignored by every single person who ever read that article. Despite being published alongside the basic needs framework in the very same foundational text, it has, to my knowledge, yet to be incorporated into any mainstream presentation of Maslow's theory. This is theoretically outrageous: an entire dimension of human motivation, cognitive needs, was systematically erased from the scholarly record, not through refutation or empirical disconfirmation, but through sheer inattention. The field fixated exclusively on the physiological-to-self-actualization pyramid, while the cognitive hierarchy vanished into the bibliographic void. Maslow himself continued to develop his thinking, later adding aesthetic needs, the need for transcendence, and a theory of "meta-needs," but these elaborations fared no better. The field remained fixated on the earliest, most incomplete version—the now-iconic pyramid that Maslow never even proposed <text:note text:id="ftn4" text:note-class="footnote"><text:note-citation>4</text:note-citation><text:note-body><text:p text:style-name="P23">Maslow’s original formulation was nested boxes which could be shifted back and forth in organic fashion.</text:p></text:note-body></text:note><text:s/>It was invented by a business theorist in 1960 <text:span text:style-name="T137">for the disgusting purpose of maximizing </text:span>"motivational impact of management initiatives" <text:reference-mark-start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Sosteric 2026b),<text:reference-mark-end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 <text:span text:style-name="T135">a complete </text:span><text:span text:style-name="T137">and vile </text:span><text:span text:style-name="T135">bastardization of </text:span><text:a xlink:type="simple" xlink:href="https://medium.com/the-peace-table/abraham-maslows-vision-for-a-psychology-of-the-peace-table-f4b8dd2627d8" text:style-name="Internet_20_link" text:visited-style-name="Visited_20_Internet_20_Link"><text:span text:style-name="T135">Maslow’s original </text:span><text:span text:style-name="T137">visionary </text:span><text:span text:style-name="T135">intent</text:span></text:a><text:span text:style-name="T135"> </text:span><text:reference-mark-start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span text:style-name="T135">(Sosteric 2025)</text:span><text:reference-mark-end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p>
      <text:p text:style-name="Normal">Why?</text:p>
      <text:p text:style-name="Normal"><text:soft-page-break/>Partly because Maslow lacked adequate knowledge technology. He worked on typewriters. He had no email, no collaborative editing, no instant global distribution <text:reference-mark-start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Sosteric 2026c)<text:reference-mark-end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 When he revised his thinking, those updates entered the slow, fragmented channels of academic publishing, journals, books, lectures, where they competed with earlier, simpler versions already entrenched in textbooks and popular imagination. The result: theoretical <text:span text:style-name="T136">ossification and </text:span>fragmentation, with subsequent scholars inevitably centering on his undeveloped early definitions even though Maslow himself had moved far beyond them.</text:p>
      <text:p text:style-name="Normal">The SpiritWiki eliminates this problem entirely. Concepts are created and updated in live-time. When a <text:span text:style-name="T138">knowledge steward</text:span> refines a definition, incorporating new empirical findings, correcting errors, or expanding conceptual scope, that change becomes <text:span text:style-name="T136">instantly </text:span>canonical. There is no lag between insight and dissemination. No competing versions persist in separate textbooks, lecture notes, or journal articles. The "official" definition is always the current one, accessible instantly to all users.</text:p>
      <text:p text:style-name="Normal">This represents a huge leap forward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ext:span text:style-name="T137">Lack of appropriate knowledge technology made his theory vulnerable.</text:span> The SpiritWiki ensures this can never happen. The theory is always up to date, always canonical, always true to its most developed form. <text:span text:style-name="T140">If </text:span><text:span text:style-name="T68">Ideological Pollution </text:span><text:span text:style-name="T140">occurs, a forensic trail remains so correction can be made. </text:span></text:p>
      <text:p text:style-name="Normal">Moreover, the organic nature of this development preserves theoretical integrity while enabling growth. Changes are transparent (full edit histories are maintained), collaborative (multiple Knowledge Stewards 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 unlike traditional academic silos where subdisciplines diverge into mutual incomprehensibility.</text:p>
      <text:p text:style-name="Normal">For the Lightning Path specifically, this means the <text:a xlink:type="simple" xlink:href="https://spiritwiki.lightningpath.org/index.php/Seven_Essential_Needs" text:style-name="Internet_20_link" text:visited-style-name="Visited_20_Internet_20_Link">Seven Essential Needs</text:a> theory, <text:a xlink:type="simple" xlink:href="https://spiritwiki.lightningpath.org/lindex.php/Toxic_Socialization" text:style-name="Internet_20_link" text:visited-style-name="Visited_20_Internet_20_Link"><text:span text:style-name="T140">Toxic Socialization</text:span></text:a><text:span text:style-name="T140"> theory, </text:span>the Eupsychian framework, and all associated concepts can evolve as new insights <text:span text:style-name="T141">and research </text:span>emerge, incorporating cross-cultural perspectives, neuroscientific findings, or clinical observations, without fear that early, incomplete versions will persist in textbooks or popular discourse. The canonical truth is the current truth.</text:p>
      <text:p text:style-name="Normal">This capacity for organic theoretical development transforms knowledge from a static inheritance into a dynamic, collaborative project. It honors what Bush envisioned: not merely storing knowledge, but enabling <text:soft-page-break/>its continuous evolution while preserving accessibility and clarity. In the SpiritWiki, we do not merely stand on the shoulders of giants, we actively extend their reach, ensuring their insights grow more precise, more comprehensive, and more beneficial with each passing day.</text:p>
      <text:p text:style-name="Normal"><text:span text:style-name="Strong_20_Emphasis">The SpiritWiki and Global Transformation</text:span></text:p>
      <text:p text:style-name="Normal">The implications of the SpiritWiki extend far beyond the Lightning Path itself. It represents a proof of concept for how Knowledge Technology can be harnessed for planetary transformation:</text:p>
      <text:p text:style-name="Normal">• <text:span text:style-name="Strong_20_Emphasis">Democratization of expertise</text:span>: Qualified contributors worldwide can participate in theoretical development without institutional gatekeeping or geographic privilege</text:p>
      <text:p text:style-name="Normal">• <text:span text:style-name="Strong_20_Emphasis">Acceleration of insight</text:span>: Ideas spread instantly rather than through slow institutional channels, allowing scholarship to respond with appropriate urgency to our era of polycrisis</text:p>
      <text:p text:style-name="Normal">• <text:span text:style-name="Strong_20_Emphasis">Preservation of evolution</text:span>: The complete edit history maintains transparency about how understanding develops, creating an archaeological record impossible in traditional publishing</text:p>
      <text:p text:style-name="Normal">• <text:span text:style-name="Strong_20_Emphasis">Integration of wisdom</text:span>: Ancient insights and modern discoveries can be woven into coherent frameworks without the distortions imposed by market considerations or disciplinary boundaries</text:p>
      <text:p text:style-name="Normal">• <text:span text:style-name="Strong_20_Emphasis">Scalable education</text:span>: AI-ready structure enables personalized, global instruction trained on ontologically clear, ethically grounded content rather than the epistemic pollution of the commercial internet</text:p>
      <text:p text:style-name="Normal">In an era of polycrisis—environmental collapse, social fragmentation, spiritual alienation—we need knowledge systems capable of rapid, collaborative, transformative development. The SpiritWiki demonstrates that such systems are not only possible but already operational.</text:p>
      <text:p text:style-name="P29"/>
      <text:h text:style-name="P43" text:outline-level="1">The SpiritWiki and Global Transformation</text:h>
      <text:p text:style-name="P3">The implications of the SpiritWiki extend far beyond the Lightning Path itself. It represents a proof of concept for how Knowledge Technology can be harnessed for planetary transformation:</text:p>
      <text:list text:style-name="WWNum1">
        <text:list-item>
          <text:p text:style-name="P48">Democratization of expertise: Qualified contributors worldwide can participate in theoretical development</text:p>
        </text:list-item>
        <text:list-item>
          <text:p text:style-name="P48">Acceleration of insight: Ideas spread instantly rather than through slow institutional channels</text:p>
        </text:list-item>
        <text:list-item>
          <text:p text:style-name="P48">Preservation of evolution: The complete edit history maintains transparency about how understanding develops</text:p>
        </text:list-item>
        <text:list-item>
          <text:p text:style-name="P48"><text:soft-page-break/>Integration of wisdom: Ancient insights and modern discoveries can be woven into coherent frameworks</text:p>
        </text:list-item>
        <text:list-item>
          <text:p text:style-name="P48">Scalable education: AI-ready structure enables personalized, global instruction</text:p>
        </text:list-item>
      </text:list>
      <text:p text:style-name="P3">In an era of polycrisis—environmental collapse, social fragmentation, spiritual alienation—we need knowledge systems capable of rapid, collaborative, transformative development. The SpiritWiki demonstrates that such systems are not only possible but already operational.</text:p>
      <text:h text:style-name="P40" text:outline-level="1">References</text:h>
      <text:section text:style-name="Sect1" text:name="ZOTERO_BIBL {&quot;uncited&quot;:[],&quot;omitted&quot;:[],&quot;custom&quot;:[]} CSL_BIBLIOGRAPHY RNDDwDPHcVAUD">
        <text:p text:style-name="Bibliography_20_1">Berners-Lee, Tim. 2001. “The Semantic Web.” <text:span text:style-name="T82">Scientific American</text:span>.</text:p>
        <text:p text:style-name="Bibliography_20_1">Bush, Vannevar. 1945. “As We May Think.” <text:span text:style-name="T82">The Atlantic Monthly</text:span>. https://cdn.theatlantic.com/media/archives/1945/07/176-1/132407932.pdf.</text:p>
        <text:p text:style-name="Bibliography_20_1">Maslow, Abraham H. 1943. “A Theory of Human Motivation.” <text:span text:style-name="T82">Psychological Review</text:span> 50 (4): 370–96. https://doi.org/10.1037/h0054346.</text:p>
        <text:p text:style-name="Bibliography_20_1">Sosteric, Mike. 1996. “Electronic Journals and the Scholarly Communication Process: Notes and Issues.” <text:span text:style-name="T82">Electronic Journal of Sociology</text:span> 2 (1).</text:p>
        <text:p text:style-name="Bibliography_20_1">Sosteric, Mike. 2022. “Connection 100 – An Auto-Ethnography of My (Mystical) Connection Experiences.” <text:span text:style-name="T82">Religions</text:span> 13 (10). https://doi.org/https://doi.org/10.3390/rel13100993.</text:p>
        <text:p text:style-name="Bibliography_20_1">Sosteric, Mike. 2025. “Abraham Maslow’s Vision for a Psychology of the Peace Table.” <text:span text:style-name="T82">The Peace Table</text:span>. https://medium.com/the-peace-table.</text:p>
        <text:p text:style-name="Bibliography_20_1">Sosteric, Mike. 2026a. “‘As We May Think’: A Post-War Vision for Knowledge Production.” <text:span text:style-name="T82">The SpiritWiki</text:span>. www.patreon.com/posts/155506910.</text:p>
        <text:p text:style-name="Bibliography_20_1">Sosteric, Mike. 2026b. <text:span text:style-name="T82">Eupsychian Theory I: Reclaiming Maslow and Rejecting The Pyramid—The Seven Essential Needs</text:span>. 2 (1). https://www.academia.edu/44676359/. https://www.academia.edu/44676359/.</text:p>
        <text:p text:style-name="Bibliography_20_1">Sosteric, Mike. 2026c. “Humanity’s Indomitable Drive for Change and What We Can Do to Reignite It.” <text:span text:style-name="T82">The Peace Table</text:span>. https://medium.com/the-peace-table/e1c5bde7302b.</text:p>
      </text:section>
      <text:h text:style-name="P41" text:outline-level="1"><text:span text:style-name="Default_20_Paragraph_20_Font"><text:span text:style-name="T54"/></text:span></text:h>
      <text:p text:style-name="P2"><text:span text:style-name="Default_20_Paragraph_20_Font"><text:span text:style-name="T44"/></text:span></text:p>
      <text:p text:style-name="P5"/>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8b8f32"/>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55db3f"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459f5ed" style:font-weight-asian="normal" style:font-weight-complex="normal"/>
    </style:style>
    <style:style style:name="MT11" style:family="text">
      <style:text-properties officeooo:rsid="004895a8"/>
    </style:style>
    <style:style style:name="MT12"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4</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a xlink:type="simple" xlink:href="https://repo-spiritwiki.lightningpath.org/HUMAN/the-spiritwiki-in-detail.pdf" text:style-name="Internet_20_link" text:visited-style-name="Visited_20_Internet_20_Link"><text:span text:style-name="Default_20_Paragraph_20_Font"><text:span text:style-name="MT2">https://repo-spiritwiki.lightningpath.org/HUMAN/the-spiritwiki-in-detail.pdf</text:span></text:span></text:a><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0</text:span></text:span><text:span text:style-name="Default_20_Paragraph_20_Font"><text:span text:style-name="MT6">.</text:span></text:span><text:span text:style-name="Default_20_Paragraph_20_Font"><text:span text:style-name="MT5">9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Support the Lightning Path</text:span></text:span></text:a><text:span text:style-name="Hyperlink"><text:span text:style-name="MT11"><text:line-break/></text:span></text:span><text:span text:style-name="Hyperlink"><text:span text:style-name="MT12">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4-17T09:16:52.013560207</dc:date>
    <meta:editing-duration>PT9H18S</meta:editing-duration>
    <meta:editing-cycles>71</meta:editing-cycles>
    <meta:generator>LibreOffice/24.2.7.2$Linux_X86_64 LibreOffice_project/420$Build-2</meta:generator>
    <meta:print-date>2026-04-17T09:02:33.906537502</meta:print-date>
    <meta:printed-by>PDF files</meta:printed-by>
    <meta:document-statistic meta:table-count="1" meta:image-count="0" meta:object-count="0" meta:page-count="14" meta:paragraph-count="125" meta:word-count="4083" meta:character-count="29332" meta:non-whitespace-character-count="25360"/>
    <meta:user-defined meta:name="ZOTERO_PREF_1">&lt;data data-version="3" zotero-version="9.0"&gt;&lt;session id="6UoHImUA"/&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